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80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796850" table:style-name="ce7">
            <text:p>10.796.850</text:p>
          </table:table-cell>
          <table:table-cell office:value-type="float" office:value="534000" table:style-name="ce7">
            <text:p>534.000</text:p>
          </table:table-cell>
          <table:table-cell office:value-type="float" office:value="2619500" table:style-name="ce7">
            <text:p>2.6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821050" table:style-name="ce9">
            <text:p>15.821.050</text:p>
          </table:table-cell>
          <table:table-cell office:value-type="float" office:value="15302272.5" table:style-name="ce9">
            <text:p>15.302.273</text:p>
          </table:table-cell>
          <table:table-cell office:value-type="percentage" office:value="0.96720966686787535" table:style-name="ce10">
            <text:p>96,7%</text:p>
          </table:table-cell>
          <table:table-cell office:value-type="float" office:value="7216921" table:style-name="ce8">
            <text:p>7.216.921</text:p>
          </table:table-cell>
          <table:table-cell office:value-type="float" office:value="6871252" table:style-name="ce8">
            <text:p>6.871.252</text:p>
          </table:table-cell>
          <table:table-cell office:value-type="float" office:value="2328841" table:style-name="ce8">
            <text:p>2.328.841</text:p>
          </table:table-cell>
          <table:table-cell office:value-type="date" office:date-value="2022-01-12T00:00:00" table:style-name="ce11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13201" table:style-name="ce7">
            <text:p>1.713.201</text:p>
          </table:table-cell>
          <table:table-cell office:value-type="float" office:value="72000" table:style-name="ce7">
            <text:p>72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512456" table:style-name="ce14">
            <text:p>2.512.456</text:p>
          </table:table-cell>
          <table:table-cell office:value-type="float" office:value="2427950.5" table:style-name="ce14">
            <text:p>2.427.951</text:p>
          </table:table-cell>
          <table:table-cell office:value-type="percentage" office:value="0.96636538112508241" table:style-name="ce15">
            <text:p>96,6%</text:p>
          </table:table-cell>
          <table:table-cell office:value-type="float" office:value="1129776" table:style-name="ce13">
            <text:p>1.129.776</text:p>
          </table:table-cell>
          <table:table-cell office:value-type="float" office:value="1069215" table:style-name="ce13">
            <text:p>1.069.215</text:p>
          </table:table-cell>
          <table:table-cell office:value-type="float" office:value="477825" table:style-name="ce13">
            <text:p>477.825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58725" table:style-name="ce7">
            <text:p>1.458.725</text:p>
          </table:table-cell>
          <table:table-cell office:value-type="float" office:value="42000" table:style-name="ce7">
            <text:p>42.000</text:p>
          </table:table-cell>
          <table:table-cell office:value-type="float" office:value="441040" table:style-name="ce7">
            <text:p>4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205665" table:style-name="ce14">
            <text:p>2.205.665</text:p>
          </table:table-cell>
          <table:table-cell office:value-type="float" office:value="2138739" table:style-name="ce14">
            <text:p>2.138.739</text:p>
          </table:table-cell>
          <table:table-cell office:value-type="percentage" office:value="0.96965722355842798" table:style-name="ce15">
            <text:p>97,0%</text:p>
          </table:table-cell>
          <table:table-cell office:value-type="float" office:value="913149" table:style-name="ce13">
            <text:p>913.149</text:p>
          </table:table-cell>
          <table:table-cell office:value-type="float" office:value="870921" table:style-name="ce13">
            <text:p>870.921</text:p>
          </table:table-cell>
          <table:table-cell office:value-type="float" office:value="573620" table:style-name="ce13">
            <text:p>573.620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72000" table:style-name="ce7">
            <text:p>72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39774" table:style-name="ce14">
            <text:p>2.139.774</text:p>
          </table:table-cell>
          <table:table-cell office:value-type="float" office:value="1889278" table:style-name="ce14">
            <text:p>1.889.278</text:p>
          </table:table-cell>
          <table:table-cell office:value-type="percentage" office:value="0.88293343128760327" table:style-name="ce15">
            <text:p>88,3%</text:p>
          </table:table-cell>
          <table:table-cell office:value-type="float" office:value="910973" table:style-name="ce13">
            <text:p>910.973</text:p>
          </table:table-cell>
          <table:table-cell office:value-type="float" office:value="873325" table:style-name="ce13">
            <text:p>873.325</text:p>
          </table:table-cell>
          <table:table-cell office:value-type="float" office:value="299447" table:style-name="ce13">
            <text:p>299.447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80990" table:style-name="ce7">
            <text:p>2.580.990</text:p>
          </table:table-cell>
          <table:table-cell office:value-type="float" office:value="114000" table:style-name="ce7">
            <text:p>11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959140" table:style-name="ce14">
            <text:p>3.959.140</text:p>
          </table:table-cell>
          <table:table-cell office:value-type="float" office:value="3791871" table:style-name="ce14">
            <text:p>3.791.871</text:p>
          </table:table-cell>
          <table:table-cell office:value-type="percentage" office:value="0.95775117828619349" table:style-name="ce15">
            <text:p>95,8%</text:p>
          </table:table-cell>
          <table:table-cell office:value-type="float" office:value="1780232" table:style-name="ce13">
            <text:p>1.780.232</text:p>
          </table:table-cell>
          <table:table-cell office:value-type="float" office:value="1669323" table:style-name="ce13">
            <text:p>1.669.323</text:p>
          </table:table-cell>
          <table:table-cell office:value-type="float" office:value="667685" table:style-name="ce13">
            <text:p>667.685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59515" table:style-name="ce7">
            <text:p>859.515</text:p>
          </table:table-cell>
          <table:table-cell office:value-type="float" office:value="30000" table:style-name="ce7">
            <text:p>30.000</text:p>
          </table:table-cell>
          <table:table-cell office:value-type="float" office:value="155400" table:style-name="ce7">
            <text:p>155.4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92315" table:style-name="ce14">
            <text:p>1.192.315</text:p>
          </table:table-cell>
          <table:table-cell office:value-type="float" office:value="1151602" table:style-name="ce14">
            <text:p>1.151.602</text:p>
          </table:table-cell>
          <table:table-cell office:value-type="percentage" office:value="0.96585382218625115" table:style-name="ce15">
            <text:p>96,6%</text:p>
          </table:table-cell>
          <table:table-cell office:value-type="float" office:value="512362" table:style-name="ce13">
            <text:p>512.362</text:p>
          </table:table-cell>
          <table:table-cell office:value-type="float" office:value="486118" table:style-name="ce13">
            <text:p>486.118</text:p>
          </table:table-cell>
          <table:table-cell office:value-type="float" office:value="247942" table:style-name="ce13">
            <text:p>247.942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14000" table:style-name="ce7">
            <text:p>11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274953" table:style-name="ce14">
            <text:p>5.274.953</text:p>
          </table:table-cell>
          <table:table-cell office:value-type="float" office:value="4883354.5" table:style-name="ce14">
            <text:p>4.883.355</text:p>
          </table:table-cell>
          <table:table-cell office:value-type="percentage" office:value="0.92576265608432906" table:style-name="ce15">
            <text:p>92,6%</text:p>
          </table:table-cell>
          <table:table-cell office:value-type="float" office:value="2113436" table:style-name="ce13">
            <text:p>2.113.436</text:p>
          </table:table-cell>
          <table:table-cell office:value-type="float" office:value="1998330" table:style-name="ce13">
            <text:p>1.998.330</text:p>
          </table:table-cell>
          <table:table-cell office:value-type="float" office:value="1088088" table:style-name="ce13">
            <text:p>1.088.088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08965" table:style-name="ce7">
            <text:p>2.608.965</text:p>
          </table:table-cell>
          <table:table-cell office:value-type="float" office:value="126000" table:style-name="ce7">
            <text:p>126.000</text:p>
          </table:table-cell>
          <table:table-cell office:value-type="float" office:value="771270" table:style-name="ce7">
            <text:p>77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982070" table:style-name="ce14">
            <text:p>3.982.070</text:p>
          </table:table-cell>
          <table:table-cell office:value-type="float" office:value="3634872.5" table:style-name="ce14">
            <text:p>3.634.873</text:p>
          </table:table-cell>
          <table:table-cell office:value-type="percentage" office:value="0.91280979490566461" table:style-name="ce15">
            <text:p>91,3%</text:p>
          </table:table-cell>
          <table:table-cell office:value-type="float" office:value="1711830" table:style-name="ce13">
            <text:p>1.711.830</text:p>
          </table:table-cell>
          <table:table-cell office:value-type="float" office:value="1592534" table:style-name="ce13">
            <text:p>1.592.534</text:p>
          </table:table-cell>
          <table:table-cell office:value-type="float" office:value="731179" table:style-name="ce13">
            <text:p>731.179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20010" table:style-name="ce7">
            <text:p>8.620.010</text:p>
          </table:table-cell>
          <table:table-cell office:value-type="float" office:value="480000" table:style-name="ce7">
            <text:p>480.000</text:p>
          </table:table-cell>
          <table:table-cell office:value-type="float" office:value="2954900" table:style-name="ce7">
            <text:p>2.9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944960" table:style-name="ce14">
            <text:p>13.944.960</text:p>
          </table:table-cell>
          <table:table-cell office:value-type="float" office:value="13205923.5" table:style-name="ce14">
            <text:p>13.205.924</text:p>
          </table:table-cell>
          <table:table-cell office:value-type="percentage" office:value="0.94700332593281011" table:style-name="ce15">
            <text:p>94,7%</text:p>
          </table:table-cell>
          <table:table-cell office:value-type="float" office:value="6381343" table:style-name="ce13">
            <text:p>6.381.343</text:p>
          </table:table-cell>
          <table:table-cell office:value-type="float" office:value="6036603" table:style-name="ce13">
            <text:p>6.036.603</text:p>
          </table:table-cell>
          <table:table-cell office:value-type="float" office:value="2615449" table:style-name="ce13">
            <text:p>2.615.449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402000" table:style-name="ce7">
            <text:p>402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860825" table:style-name="ce14">
            <text:p>9.860.825</text:p>
          </table:table-cell>
          <table:table-cell office:value-type="float" office:value="9153211.5" table:style-name="ce14">
            <text:p>9.153.212</text:p>
          </table:table-cell>
          <table:table-cell office:value-type="percentage" office:value="0.92823992921484766" table:style-name="ce15">
            <text:p>92,8%</text:p>
          </table:table-cell>
          <table:table-cell office:value-type="float" office:value="4260686" table:style-name="ce13">
            <text:p>4.260.686</text:p>
          </table:table-cell>
          <table:table-cell office:value-type="float" office:value="4080903" table:style-name="ce13">
            <text:p>4.080.903</text:p>
          </table:table-cell>
          <table:table-cell office:value-type="float" office:value="1774933" table:style-name="ce13">
            <text:p>1.774.933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79443" table:style-name="ce7">
            <text:p>1.479.443</text:p>
          </table:table-cell>
          <table:table-cell office:value-type="float" office:value="60000" table:style-name="ce7">
            <text:p>60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55" table:style-name="ce13">
            <text:p>41.255</text:p>
          </table:table-cell>
          <table:table-cell office:value-type="float" office:value="2035068" table:style-name="ce14">
            <text:p>2.035.068</text:p>
          </table:table-cell>
          <table:table-cell office:value-type="float" office:value="2084046" table:style-name="ce14">
            <text:p>2.084.046</text:p>
          </table:table-cell>
          <table:table-cell office:value-type="percentage" office:value="1" table:style-name="ce15">
            <text:p>100,0%</text:p>
          </table:table-cell>
          <table:table-cell office:value-type="float" office:value="935384" table:style-name="ce13">
            <text:p>935.384</text:p>
          </table:table-cell>
          <table:table-cell office:value-type="float" office:value="893675" table:style-name="ce13">
            <text:p>893.675</text:p>
          </table:table-cell>
          <table:table-cell office:value-type="float" office:value="422765" table:style-name="ce13">
            <text:p>422.765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964669" table:style-name="ce7">
            <text:p>3.964.669</text:p>
          </table:table-cell>
          <table:table-cell office:value-type="float" office:value="132000" table:style-name="ce7">
            <text:p>132.000</text:p>
          </table:table-cell>
          <table:table-cell office:value-type="float" office:value="785000" table:style-name="ce7">
            <text:p>78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577769" table:style-name="ce14">
            <text:p>5.577.769</text:p>
          </table:table-cell>
          <table:table-cell office:value-type="float" office:value="5676106.5" table:style-name="ce14">
            <text:p>5.676.107</text:p>
          </table:table-cell>
          <table:table-cell office:value-type="percentage" office:value="1" table:style-name="ce15">
            <text:p>100,0%</text:p>
          </table:table-cell>
          <table:table-cell office:value-type="float" office:value="2438814" table:style-name="ce13">
            <text:p>2.438.814</text:p>
          </table:table-cell>
          <table:table-cell office:value-type="float" office:value="2314197" table:style-name="ce13">
            <text:p>2.314.197</text:p>
          </table:table-cell>
          <table:table-cell office:value-type="float" office:value="1528136" table:style-name="ce13">
            <text:p>1.528.136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4135" table:style-name="ce7">
            <text:p>434.135</text:p>
          </table:table-cell>
          <table:table-cell office:value-type="float" office:value="18000" table:style-name="ce7">
            <text:p>18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12175" table:style-name="ce14">
            <text:p>612.175</text:p>
          </table:table-cell>
          <table:table-cell office:value-type="float" office:value="589382.5" table:style-name="ce14">
            <text:p>589.383</text:p>
          </table:table-cell>
          <table:table-cell office:value-type="percentage" office:value="0.96276799934659207" table:style-name="ce15">
            <text:p>96,3%</text:p>
          </table:table-cell>
          <table:table-cell office:value-type="float" office:value="276300" table:style-name="ce13">
            <text:p>276.300</text:p>
          </table:table-cell>
          <table:table-cell office:value-type="float" office:value="260484" table:style-name="ce13">
            <text:p>260.484</text:p>
          </table:table-cell>
          <table:table-cell office:value-type="float" office:value="115845" table:style-name="ce13">
            <text:p>115.845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2027844.5" table:style-name="ce14">
            <text:p>12.027.845</text:p>
          </table:table-cell>
          <table:table-cell office:value-type="percentage" office:value="0.97244327105104544" table:style-name="ce15">
            <text:p>97,2%</text:p>
          </table:table-cell>
          <table:table-cell office:value-type="float" office:value="5669845" table:style-name="ce13">
            <text:p>5.669.845</text:p>
          </table:table-cell>
          <table:table-cell office:value-type="float" office:value="5350280" table:style-name="ce13">
            <text:p>5.350.280</text:p>
          </table:table-cell>
          <table:table-cell office:value-type="float" office:value="2320585" table:style-name="ce13">
            <text:p>2.320.585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02000" table:style-name="ce7">
            <text:p>102.000</text:p>
          </table:table-cell>
          <table:table-cell office:value-type="float" office:value="548000" table:style-name="ce7">
            <text:p>54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659175" table:style-name="ce14">
            <text:p>2.659.175</text:p>
          </table:table-cell>
          <table:table-cell office:value-type="float" office:value="2577085.5" table:style-name="ce14">
            <text:p>2.577.086</text:p>
          </table:table-cell>
          <table:table-cell office:value-type="percentage" office:value="0.9691297112826347" table:style-name="ce15">
            <text:p>96,9%</text:p>
          </table:table-cell>
          <table:table-cell office:value-type="float" office:value="1274948" table:style-name="ce13">
            <text:p>1.274.948</text:p>
          </table:table-cell>
          <table:table-cell office:value-type="float" office:value="1192073" table:style-name="ce13">
            <text:p>1.192.073</text:p>
          </table:table-cell>
          <table:table-cell office:value-type="float" office:value="425468" table:style-name="ce13">
            <text:p>425.468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47815" table:style-name="ce7">
            <text:p>847.815</text:p>
          </table:table-cell>
          <table:table-cell office:value-type="float" office:value="42000" table:style-name="ce7">
            <text:p>42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76665" table:style-name="ce14">
            <text:p>1.276.665</text:p>
          </table:table-cell>
          <table:table-cell office:value-type="float" office:value="1206309" table:style-name="ce14">
            <text:p>1.206.309</text:p>
          </table:table-cell>
          <table:table-cell office:value-type="percentage" office:value="0.94489078967466011" table:style-name="ce15">
            <text:p>94,5%</text:p>
          </table:table-cell>
          <table:table-cell office:value-type="float" office:value="559549" table:style-name="ce13">
            <text:p>559.549</text:p>
          </table:table-cell>
          <table:table-cell office:value-type="float" office:value="530880" table:style-name="ce13">
            <text:p>530.880</text:p>
          </table:table-cell>
          <table:table-cell office:value-type="float" office:value="238653" table:style-name="ce13">
            <text:p>238.653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24820" table:style-name="ce7">
            <text:p>2.924.820</text:p>
          </table:table-cell>
          <table:table-cell office:value-type="float" office:value="126000" table:style-name="ce7">
            <text:p>126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339220" table:style-name="ce14">
            <text:p>4.339.220</text:p>
          </table:table-cell>
          <table:table-cell office:value-type="float" office:value="4103496.5" table:style-name="ce14">
            <text:p>4.103.497</text:p>
          </table:table-cell>
          <table:table-cell office:value-type="percentage" office:value="0.94567606620544709" table:style-name="ce15">
            <text:p>94,6%</text:p>
          </table:table-cell>
          <table:table-cell office:value-type="float" office:value="1921417" table:style-name="ce13">
            <text:p>1.921.417</text:p>
          </table:table-cell>
          <table:table-cell office:value-type="float" office:value="1815470" table:style-name="ce13">
            <text:p>1.815.470</text:p>
          </table:table-cell>
          <table:table-cell office:value-type="float" office:value="871227" table:style-name="ce13">
            <text:p>871.227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55395" table:style-name="ce14">
            <text:p>155.395</text:p>
          </table:table-cell>
          <table:table-cell office:value-type="float" office:value="134649.5" table:style-name="ce14">
            <text:p>134.650</text:p>
          </table:table-cell>
          <table:table-cell office:value-type="percentage" office:value="0.86649827858039186" table:style-name="ce15">
            <text:p>86,6%</text:p>
          </table:table-cell>
          <table:table-cell office:value-type="float" office:value="66690" table:style-name="ce13">
            <text:p>66.690</text:p>
          </table:table-cell>
          <table:table-cell office:value-type="float" office:value="61403" table:style-name="ce13">
            <text:p>61.403</text:p>
          </table:table-cell>
          <table:table-cell office:value-type="float" office:value="20788" table:style-name="ce13">
            <text:p>20.788</text:p>
          </table:table-cell>
          <table:table-cell office:value-type="date" office:date-value="2022-01-12T00:00:00" table:style-name="ce16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7920" table:style-name="ce7">
            <text:p>97.92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4270" table:style-name="ce14">
            <text:p>154.270</text:p>
          </table:table-cell>
          <table:table-cell office:value-type="float" office:value="129762.5" table:style-name="ce14">
            <text:p>129.763</text:p>
          </table:table-cell>
          <table:table-cell office:value-type="percentage" office:value="0.84113891229662285" table:style-name="ce15">
            <text:p>84,1%</text:p>
          </table:table-cell>
          <table:table-cell office:value-type="float" office:value="63910" table:style-name="ce13">
            <text:p>63.910</text:p>
          </table:table-cell>
          <table:table-cell office:value-type="float" office:value="58878" table:style-name="ce13">
            <text:p>58.878</text:p>
          </table:table-cell>
          <table:table-cell office:value-type="float" office:value="21247" table:style-name="ce13">
            <text:p>21.247</text:p>
          </table:table-cell>
          <table:table-cell office:value-type="date" office:date-value="2022-01-12T00:00:00" table:style-name="ce17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8015" table:style-name="ce14">
            <text:p>208.015</text:p>
          </table:table-cell>
          <table:table-cell office:value-type="percentage" office:value="0.98010252640903139" table:style-name="ce15">
            <text:p>98,0%</text:p>
          </table:table-cell>
          <table:table-cell office:value-type="float" office:value="95361" table:style-name="ce13">
            <text:p>95.361</text:p>
          </table:table-cell>
          <table:table-cell office:value-type="float" office:value="92192" table:style-name="ce13">
            <text:p>92.192</text:p>
          </table:table-cell>
          <table:table-cell office:value-type="float" office:value="42458" table:style-name="ce13">
            <text:p>42.458</text:p>
          </table:table-cell>
          <table:table-cell office:value-type="date" office:date-value="2022-01-12T00:00:00" table:style-name="ce17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170" table:style-name="ce7">
            <text:p>6.17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810" table:style-name="ce14">
            <text:p>10.810</text:p>
          </table:table-cell>
          <table:table-cell office:value-type="float" office:value="10936.5" table:style-name="ce14">
            <text:p>10.937</text:p>
          </table:table-cell>
          <table:table-cell office:value-type="percentage" office:value="1" table:style-name="ce15">
            <text:p>100,0%</text:p>
          </table:table-cell>
          <table:table-cell office:value-type="float" office:value="7868" table:style-name="ce13">
            <text:p>7.868</text:p>
          </table:table-cell>
          <table:table-cell office:value-type="float" office:value="7413" table:style-name="ce13">
            <text:p>7.413</text:p>
          </table:table-cell>
          <table:table-cell office:value-type="float" office:value="705" table:style-name="ce13">
            <text:p>705</text:p>
          </table:table-cell>
          <table:table-cell office:value-type="date" office:date-value="2022-01-12T00:00:00" table:style-name="ce17">
            <text:p>1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459423" table:style-name="ce19">
            <text:p>60.459.423</text:p>
          </table:table-cell>
          <table:table-cell office:value-type="float" office:value="2802000" table:style-name="ce19">
            <text:p>2.802.000</text:p>
          </table:table-cell>
          <table:table-cell office:value-type="float" office:value="15844400" table:style-name="ce20">
            <text:p>15.844.40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35" table:style-name="ce22">
            <text:p>2.140.535</text:p>
          </table:table-cell>
          <table:table-cell office:value-type="float" office:value="90294678" table:style-name="ce23">
            <text:p>90.294.678</text:p>
          </table:table-cell>
          <table:table-cell office:value-type="float" office:value="86326709" table:style-name="ce23">
            <text:p>86.326.709</text:p>
          </table:table-cell>
          <table:table-cell office:value-type="percentage" office:value="0.9560553391640646" table:style-name="ce24">
            <text:p>95,6%</text:p>
          </table:table-cell>
          <table:table-cell office:value-type="float" office:value="40240794" table:style-name="ce23">
            <text:p>40.240.794</text:p>
          </table:table-cell>
          <table:table-cell office:value-type="float" office:value="38125469" table:style-name="ce23">
            <text:p>38.125.469</text:p>
          </table:table-cell>
          <table:table-cell office:value-type="float" office:value="16812886" table:style-name="ce23">
            <text:p>16.812.88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94029" table:style-name="ce31">
            <text:p>6.994.029</text:p>
          </table:table-cell>
          <table:table-cell office:value-type="percentage" office:value="0.93854702947876234" table:style-name="ce32">
            <text:p>93,9%</text:p>
          </table:table-cell>
          <table:table-cell office:value-type="float" office:value="6871252" table:style-name="ce31">
            <text:p>6.871.252</text:p>
          </table:table-cell>
          <table:table-cell office:value-type="percentage" office:value="0.92207126298732889" table:style-name="ce32">
            <text:p>92,2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8370" table:style-name="ce31">
            <text:p>1.088.370</text:p>
          </table:table-cell>
          <table:table-cell office:value-type="percentage" office:value="0.91835184882047094" table:style-name="ce32">
            <text:p>91,8%</text:p>
          </table:table-cell>
          <table:table-cell office:value-type="float" office:value="1069215" table:style-name="ce31">
            <text:p>1.069.215</text:p>
          </table:table-cell>
          <table:table-cell office:value-type="percentage" office:value="0.90218911954260028" table:style-name="ce32">
            <text:p>90,2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81205" table:style-name="ce31">
            <text:p>881.205</text:p>
          </table:table-cell>
          <table:table-cell office:value-type="percentage" office:value="0.94354805032941547" table:style-name="ce32">
            <text:p>94,4%</text:p>
          </table:table-cell>
          <table:table-cell office:value-type="float" office:value="870921" table:style-name="ce31">
            <text:p>870.921</text:p>
          </table:table-cell>
          <table:table-cell office:value-type="percentage" office:value="0.93253648304417802" table:style-name="ce32">
            <text:p>93,3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91213" table:style-name="ce31">
            <text:p>891.213</text:p>
          </table:table-cell>
          <table:table-cell office:value-type="percentage" office:value="0.86118602680344436" table:style-name="ce32">
            <text:p>86,1%</text:p>
          </table:table-cell>
          <table:table-cell office:value-type="float" office:value="873325" table:style-name="ce31">
            <text:p>873.325</text:p>
          </table:table-cell>
          <table:table-cell office:value-type="percentage" office:value="0.84390071381153331" table:style-name="ce32">
            <text:p>84,4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24848" table:style-name="ce31">
            <text:p>1.724.848</text:p>
          </table:table-cell>
          <table:table-cell office:value-type="percentage" office:value="0.87967710710158331" table:style-name="ce32">
            <text:p>88,0%</text:p>
          </table:table-cell>
          <table:table-cell office:value-type="float" office:value="1669323" table:style-name="ce31">
            <text:p>1.669.323</text:p>
          </table:table-cell>
          <table:table-cell office:value-type="percentage" office:value="0.85135920814943489" table:style-name="ce32">
            <text:p>85,1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1926" table:style-name="ce31">
            <text:p>491.926</text:p>
          </table:table-cell>
          <table:table-cell office:value-type="percentage" office:value="0.93856260028580862" table:style-name="ce32">
            <text:p>93,9%</text:p>
          </table:table-cell>
          <table:table-cell office:value-type="float" office:value="486118" table:style-name="ce31">
            <text:p>486.118</text:p>
          </table:table-cell>
          <table:table-cell office:value-type="percentage" office:value="0.92748131655114119" table:style-name="ce32">
            <text:p>92,7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8255" table:style-name="ce31">
            <text:p>2.038.255</text:p>
          </table:table-cell>
          <table:table-cell office:value-type="percentage" office:value="0.93658917414473408" table:style-name="ce32">
            <text:p>93,7%</text:p>
          </table:table-cell>
          <table:table-cell office:value-type="float" office:value="1998330" table:style-name="ce31">
            <text:p>1.998.330</text:p>
          </table:table-cell>
          <table:table-cell office:value-type="percentage" office:value="0.91824342114634649" table:style-name="ce32">
            <text:p>91,8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53055" table:style-name="ce31">
            <text:p>1.653.055</text:p>
          </table:table-cell>
          <table:table-cell office:value-type="percentage" office:value="0.91390403718741431" table:style-name="ce32">
            <text:p>91,4%</text:p>
          </table:table-cell>
          <table:table-cell office:value-type="float" office:value="1592534" table:style-name="ce31">
            <text:p>1.592.534</text:p>
          </table:table-cell>
          <table:table-cell office:value-type="percentage" office:value="0.88044454174738385" table:style-name="ce32">
            <text:p>88,0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99976" table:style-name="ce31">
            <text:p>6.199.976</text:p>
          </table:table-cell>
          <table:table-cell office:value-type="percentage" office:value="0.9026865219644864" table:style-name="ce32">
            <text:p>90,3%</text:p>
          </table:table-cell>
          <table:table-cell office:value-type="float" office:value="6036603" table:style-name="ce31">
            <text:p>6.036.603</text:p>
          </table:table-cell>
          <table:table-cell office:value-type="percentage" office:value="0.87890020325084883" table:style-name="ce32">
            <text:p>87,9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52480" table:style-name="ce31">
            <text:p>4.152.480</text:p>
          </table:table-cell>
          <table:table-cell office:value-type="percentage" office:value="0.92514602450417838" table:style-name="ce32">
            <text:p>92,5%</text:p>
          </table:table-cell>
          <table:table-cell office:value-type="float" office:value="4080903" table:style-name="ce31">
            <text:p>4.080.903</text:p>
          </table:table-cell>
          <table:table-cell office:value-type="percentage" office:value="0.90919912602521269" table:style-name="ce32">
            <text:p>90,9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6793" table:style-name="ce31">
            <text:p>906.793</text:p>
          </table:table-cell>
          <table:table-cell office:value-type="percentage" office:value="0.95107804710746491" table:style-name="ce32">
            <text:p>95,1%</text:p>
          </table:table-cell>
          <table:table-cell office:value-type="float" office:value="893675" table:style-name="ce31">
            <text:p>893.675</text:p>
          </table:table-cell>
          <table:table-cell office:value-type="percentage" office:value="0.93731940337956254" table:style-name="ce32">
            <text:p>93,7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5319" table:style-name="ce31">
            <text:p>2.335.319</text:p>
          </table:table-cell>
          <table:table-cell office:value-type="percentage" office:value="0.95144504148915232" table:style-name="ce32">
            <text:p>95,1%</text:p>
          </table:table-cell>
          <table:table-cell office:value-type="float" office:value="2314197" table:style-name="ce31">
            <text:p>2.314.197</text:p>
          </table:table-cell>
          <table:table-cell office:value-type="percentage" office:value="0.94283961235234759" table:style-name="ce32">
            <text:p>94,3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6494" table:style-name="ce31">
            <text:p>266.494</text:p>
          </table:table-cell>
          <table:table-cell office:value-type="percentage" office:value="0.93845828784730778" table:style-name="ce32">
            <text:p>93,8%</text:p>
          </table:table-cell>
          <table:table-cell office:value-type="float" office:value="260484" table:style-name="ce31">
            <text:p>260.484</text:p>
          </table:table-cell>
          <table:table-cell office:value-type="percentage" office:value="0.91729408036060145" table:style-name="ce32">
            <text:p>91,7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87252" table:style-name="ce31">
            <text:p>5.487.252</text:p>
          </table:table-cell>
          <table:table-cell office:value-type="percentage" office:value="0.91791733502711725" table:style-name="ce32">
            <text:p>91,8%</text:p>
          </table:table-cell>
          <table:table-cell office:value-type="float" office:value="5350280" table:style-name="ce31">
            <text:p>5.350.280</text:p>
          </table:table-cell>
          <table:table-cell office:value-type="percentage" office:value="0.89500441373002093" table:style-name="ce32">
            <text:p>89,5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5313" table:style-name="ce31">
            <text:p>1.225.313</text:p>
          </table:table-cell>
          <table:table-cell office:value-type="percentage" office:value="0.93525562593835609" table:style-name="ce32">
            <text:p>93,5%</text:p>
          </table:table-cell>
          <table:table-cell office:value-type="float" office:value="1192073" table:style-name="ce31">
            <text:p>1.192.073</text:p>
          </table:table-cell>
          <table:table-cell office:value-type="percentage" office:value="0.90988423348092606" table:style-name="ce32">
            <text:p>91,0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7497" table:style-name="ce31">
            <text:p>537.497</text:p>
          </table:table-cell>
          <table:table-cell office:value-type="percentage" office:value="0.92456059474949859" table:style-name="ce32">
            <text:p>92,5%</text:p>
          </table:table-cell>
          <table:table-cell office:value-type="float" office:value="530880" table:style-name="ce31">
            <text:p>530.880</text:p>
          </table:table-cell>
          <table:table-cell office:value-type="percentage" office:value="0.9131785452581388" table:style-name="ce32">
            <text:p>91,3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53656" table:style-name="ce31">
            <text:p>1.853.656</text:p>
          </table:table-cell>
          <table:table-cell office:value-type="percentage" office:value="0.93432926248385162" table:style-name="ce32">
            <text:p>93,4%</text:p>
          </table:table-cell>
          <table:table-cell office:value-type="float" office:value="1815470" table:style-name="ce31">
            <text:p>1.815.470</text:p>
          </table:table-cell>
          <table:table-cell office:value-type="percentage" office:value="0.91508173369900248" table:style-name="ce32">
            <text:p>91,5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247" table:style-name="ce31">
            <text:p>64.247</text:p>
          </table:table-cell>
          <table:table-cell office:value-type="percentage" office:value="0.90533361516240396" table:style-name="ce32">
            <text:p>90,5%</text:p>
          </table:table-cell>
          <table:table-cell office:value-type="float" office:value="61403" table:style-name="ce31">
            <text:p>61.403</text:p>
          </table:table-cell>
          <table:table-cell office:value-type="percentage" office:value="0.86525752131332345" table:style-name="ce32">
            <text:p>86,5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242" table:style-name="ce31">
            <text:p>61.242</text:p>
          </table:table-cell>
          <table:table-cell office:value-type="percentage" office:value="0.86345115400341199" table:style-name="ce32">
            <text:p>86,3%</text:p>
          </table:table-cell>
          <table:table-cell office:value-type="float" office:value="58878" table:style-name="ce31">
            <text:p>58.878</text:p>
          </table:table-cell>
          <table:table-cell office:value-type="percentage" office:value="0.83012111043749204" table:style-name="ce32">
            <text:p>83,0%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61" table:style-name="ce31">
            <text:p>95.361</text:p>
          </table:table-cell>
          <table:table-cell office:value-type="string" table:style-name="ce32">
            <text:p>-</text:p>
          </table:table-cell>
          <table:table-cell office:value-type="float" office:value="92192" table:style-name="ce31">
            <text:p>92.192</text:p>
          </table:table-cell>
          <table:table-cell office:value-type="string" table:style-name="ce32">
            <text:p>-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68" table:style-name="ce31">
            <text:p>7.868</text:p>
          </table:table-cell>
          <table:table-cell office:value-type="string" table:style-name="ce32">
            <text:p>-</text:p>
          </table:table-cell>
          <table:table-cell office:value-type="float" office:value="7413" table:style-name="ce31">
            <text:p>7.413</text:p>
          </table:table-cell>
          <table:table-cell office:value-type="string" table:style-name="ce32">
            <text:p>-</text:p>
          </table:table-cell>
          <table:table-cell office:value-type="date" office:date-value="2022-01-12T00:00:00" table:style-name="ce33">
            <text:p>1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956399" table:style-name="ce34">
            <text:p>38.956.399</text:p>
          </table:table-cell>
          <table:table-cell office:value-type="percentage" office:value="0.92489456331337738" table:style-name="ce24">
            <text:p>92,5%</text:p>
          </table:table-cell>
          <table:table-cell office:value-type="float" office:value="38125469" table:style-name="ce34">
            <text:p>38.125.469</text:p>
          </table:table-cell>
          <table:table-cell office:value-type="percentage" office:value="0.90516679947427137" table:style-name="ce24">
            <text:p>90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108" table:style-name="ce43">
            <text:p>435.108</text:p>
          </table:table-cell>
          <table:table-cell office:value-type="percentage" office:value="1" table:style-name="ce44">
            <text:p>100,0%</text:p>
          </table:table-cell>
          <table:table-cell office:value-type="float" office:value="655932" table:style-name="ce43">
            <text:p>655.932</text:p>
          </table:table-cell>
          <table:table-cell office:value-type="percentage" office:value="1" table:style-name="ce44">
            <text:p>100,0%</text:p>
          </table:table-cell>
          <table:table-cell office:value-type="float" office:value="935956" table:style-name="ce43">
            <text:p>935.956</text:p>
          </table:table-cell>
          <table:table-cell office:value-type="percentage" office:value="1" table:style-name="ce44">
            <text:p>100,0%</text:p>
          </table:table-cell>
          <table:table-cell office:value-type="float" office:value="1226696" table:style-name="ce43">
            <text:p>1.226.696</text:p>
          </table:table-cell>
          <table:table-cell office:value-type="percentage" office:value="0.96970406024880218" table:style-name="ce44">
            <text:p>97,0%</text:p>
          </table:table-cell>
          <table:table-cell office:value-type="float" office:value="1272046" table:style-name="ce43">
            <text:p>1.272.046</text:p>
          </table:table-cell>
          <table:table-cell office:value-type="percentage" office:value="0.91836917394524931" table:style-name="ce44">
            <text:p>91,8%</text:p>
          </table:table-cell>
          <table:table-cell office:value-type="float" office:value="960752" table:style-name="ce43">
            <text:p>960.752</text:p>
          </table:table-cell>
          <table:table-cell office:value-type="percentage" office:value="0.84260452177085587" table:style-name="ce44">
            <text:p>84,3%</text:p>
          </table:table-cell>
          <table:table-cell office:value-type="float" office:value="803630" table:style-name="ce43">
            <text:p>803.630</text:p>
          </table:table-cell>
          <table:table-cell office:value-type="percentage" office:value="0.86535396781640883" table:style-name="ce44">
            <text:p>86,5%</text:p>
          </table:table-cell>
          <table:table-cell office:value-type="float" office:value="703909" table:style-name="ce43">
            <text:p>703.909</text:p>
          </table:table-cell>
          <table:table-cell office:value-type="percentage" office:value="0.93492157729971959" table:style-name="ce44">
            <text:p>93,5%</text:p>
          </table:table-cell>
          <table:table-cell office:value-type="float" office:value="6994029" table:style-name="ce43">
            <text:p>6.994.02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854702947876234" table:style-name="ce44">
            <text:p>93,9%</text:p>
          </table:table-cell>
          <table:table-cell office:value-type="percentage" office:value="0.82628655437454535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93" table:style-name="ce46">
            <text:p>101.593</text:p>
          </table:table-cell>
          <table:table-cell office:value-type="percentage" office:value="1" table:style-name="ce47">
            <text:p>100,0%</text:p>
          </table:table-cell>
          <table:table-cell office:value-type="float" office:value="119709" table:style-name="ce46">
            <text:p>119.709</text:p>
          </table:table-cell>
          <table:table-cell office:value-type="percentage" office:value="1" table:style-name="ce47">
            <text:p>100,0%</text:p>
          </table:table-cell>
          <table:table-cell office:value-type="float" office:value="155667" table:style-name="ce46">
            <text:p>155.667</text:p>
          </table:table-cell>
          <table:table-cell office:value-type="percentage" office:value="0.99552335211393705" table:style-name="ce47">
            <text:p>99,6%</text:p>
          </table:table-cell>
          <table:table-cell office:value-type="float" office:value="187877" table:style-name="ce46">
            <text:p>187.877</text:p>
          </table:table-cell>
          <table:table-cell office:value-type="percentage" office:value="0.94760069805211178" table:style-name="ce47">
            <text:p>94,8%</text:p>
          </table:table-cell>
          <table:table-cell office:value-type="float" office:value="191225" table:style-name="ce46">
            <text:p>191.225</text:p>
          </table:table-cell>
          <table:table-cell office:value-type="percentage" office:value="0.88965446653298785" table:style-name="ce47">
            <text:p>89,0%</text:p>
          </table:table-cell>
          <table:table-cell office:value-type="float" office:value="130464" table:style-name="ce46">
            <text:p>130.464</text:p>
          </table:table-cell>
          <table:table-cell office:value-type="percentage" office:value="0.79412731456119212" table:style-name="ce47">
            <text:p>79,4%</text:p>
          </table:table-cell>
          <table:table-cell office:value-type="float" office:value="109051" table:style-name="ce46">
            <text:p>109.051</text:p>
          </table:table-cell>
          <table:table-cell office:value-type="percentage" office:value="0.83627426170044705" table:style-name="ce47">
            <text:p>83,6%</text:p>
          </table:table-cell>
          <table:table-cell office:value-type="float" office:value="92784" table:style-name="ce46">
            <text:p>92.784</text:p>
          </table:table-cell>
          <table:table-cell office:value-type="percentage" office:value="0.89986325151053737" table:style-name="ce47">
            <text:p>90,0%</text:p>
          </table:table-cell>
          <table:table-cell office:value-type="float" office:value="1088370" table:style-name="ce46">
            <text:p>1.088.37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835184882047094" table:style-name="ce47">
            <text:p>91,8%</text:p>
          </table:table-cell>
          <table:table-cell office:value-type="percentage" office:value="0.81869818586104459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49" table:style-name="ce46">
            <text:p>89.149</text:p>
          </table:table-cell>
          <table:table-cell office:value-type="percentage" office:value="1" table:style-name="ce47">
            <text:p>100,0%</text:p>
          </table:table-cell>
          <table:table-cell office:value-type="float" office:value="114634" table:style-name="ce46">
            <text:p>114.634</text:p>
          </table:table-cell>
          <table:table-cell office:value-type="percentage" office:value="1" table:style-name="ce47">
            <text:p>100,0%</text:p>
          </table:table-cell>
          <table:table-cell office:value-type="float" office:value="148873" table:style-name="ce46">
            <text:p>148.873</text:p>
          </table:table-cell>
          <table:table-cell office:value-type="percentage" office:value="0.99479459011573512" table:style-name="ce47">
            <text:p>99,5%</text:p>
          </table:table-cell>
          <table:table-cell office:value-type="float" office:value="154031" table:style-name="ce46">
            <text:p>154.031</text:p>
          </table:table-cell>
          <table:table-cell office:value-type="percentage" office:value="0.94703802760613609" table:style-name="ce47">
            <text:p>94,7%</text:p>
          </table:table-cell>
          <table:table-cell office:value-type="float" office:value="151947" table:style-name="ce46">
            <text:p>151.947</text:p>
          </table:table-cell>
          <table:table-cell office:value-type="percentage" office:value="0.90990041498745455" table:style-name="ce47">
            <text:p>91,0%</text:p>
          </table:table-cell>
          <table:table-cell office:value-type="float" office:value="92501" table:style-name="ce46">
            <text:p>92.501</text:p>
          </table:table-cell>
          <table:table-cell office:value-type="percentage" office:value="0.80821486924535391" table:style-name="ce47">
            <text:p>80,8%</text:p>
          </table:table-cell>
          <table:table-cell office:value-type="float" office:value="68211" table:style-name="ce46">
            <text:p>68.211</text:p>
          </table:table-cell>
          <table:table-cell office:value-type="percentage" office:value="0.86221890761082531" table:style-name="ce47">
            <text:p>86,2%</text:p>
          </table:table-cell>
          <table:table-cell office:value-type="float" office:value="61859" table:style-name="ce46">
            <text:p>61.859</text:p>
          </table:table-cell>
          <table:table-cell office:value-type="percentage" office:value="0.96654687500000003" table:style-name="ce47">
            <text:p>96,7%</text:p>
          </table:table-cell>
          <table:table-cell office:value-type="float" office:value="881205" table:style-name="ce46">
            <text:p>881.20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354805032941547" table:style-name="ce47">
            <text:p>94,4%</text:p>
          </table:table-cell>
          <table:table-cell office:value-type="percentage" office:value="0.86495763576970197" table:style-name="ce47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86" table:style-name="ce46">
            <text:p>51.786</text:p>
          </table:table-cell>
          <table:table-cell office:value-type="percentage" office:value="1" table:style-name="ce47">
            <text:p>100,0%</text:p>
          </table:table-cell>
          <table:table-cell office:value-type="float" office:value="79817" table:style-name="ce46">
            <text:p>79.817</text:p>
          </table:table-cell>
          <table:table-cell office:value-type="percentage" office:value="0.99131849570271746" table:style-name="ce47">
            <text:p>99,1%</text:p>
          </table:table-cell>
          <table:table-cell office:value-type="float" office:value="111940" table:style-name="ce46">
            <text:p>111.940</text:p>
          </table:table-cell>
          <table:table-cell office:value-type="percentage" office:value="0.95486688674497355" table:style-name="ce47">
            <text:p>95,5%</text:p>
          </table:table-cell>
          <table:table-cell office:value-type="float" office:value="153254" table:style-name="ce46">
            <text:p>153.254</text:p>
          </table:table-cell>
          <table:table-cell office:value-type="percentage" office:value="0.9243472439187681" table:style-name="ce47">
            <text:p>92,4%</text:p>
          </table:table-cell>
          <table:table-cell office:value-type="float" office:value="173215" table:style-name="ce46">
            <text:p>173.215</text:p>
          </table:table-cell>
          <table:table-cell office:value-type="percentage" office:value="0.84014803174048858" table:style-name="ce47">
            <text:p>84,0%</text:p>
          </table:table-cell>
          <table:table-cell office:value-type="float" office:value="134634" table:style-name="ce46">
            <text:p>134.634</text:p>
          </table:table-cell>
          <table:table-cell office:value-type="percentage" office:value="0.73898796291722246" table:style-name="ce47">
            <text:p>73,9%</text:p>
          </table:table-cell>
          <table:table-cell office:value-type="float" office:value="104096" table:style-name="ce46">
            <text:p>104.096</text:p>
          </table:table-cell>
          <table:table-cell office:value-type="percentage" office:value="0.75463600643748818" table:style-name="ce47">
            <text:p>75,5%</text:p>
          </table:table-cell>
          <table:table-cell office:value-type="float" office:value="82471" table:style-name="ce46">
            <text:p>82.471</text:p>
          </table:table-cell>
          <table:table-cell office:value-type="percentage" office:value="0.86375157100963551" table:style-name="ce47">
            <text:p>86,4%</text:p>
          </table:table-cell>
          <table:table-cell office:value-type="float" office:value="891213" table:style-name="ce46">
            <text:p>891.21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6118602680344436" table:style-name="ce47">
            <text:p>86,1%</text:p>
          </table:table-cell>
          <table:table-cell office:value-type="percentage" office:value="0.76071727627581742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475" table:style-name="ce46">
            <text:p>94.475</text:p>
          </table:table-cell>
          <table:table-cell office:value-type="percentage" office:value="1" table:style-name="ce47">
            <text:p>100,0%</text:p>
          </table:table-cell>
          <table:table-cell office:value-type="float" office:value="155482" table:style-name="ce46">
            <text:p>155.482</text:p>
          </table:table-cell>
          <table:table-cell office:value-type="percentage" office:value="1" table:style-name="ce47">
            <text:p>100,0%</text:p>
          </table:table-cell>
          <table:table-cell office:value-type="float" office:value="228425" table:style-name="ce46">
            <text:p>228.425</text:p>
          </table:table-cell>
          <table:table-cell office:value-type="percentage" office:value="0.97164088952410121" table:style-name="ce47">
            <text:p>97,2%</text:p>
          </table:table-cell>
          <table:table-cell office:value-type="float" office:value="324541" table:style-name="ce46">
            <text:p>324.541</text:p>
          </table:table-cell>
          <table:table-cell office:value-type="percentage" office:value="0.92590553247820329" table:style-name="ce47">
            <text:p>92,6%</text:p>
          </table:table-cell>
          <table:table-cell office:value-type="float" office:value="323177" table:style-name="ce46">
            <text:p>323.177</text:p>
          </table:table-cell>
          <table:table-cell office:value-type="percentage" office:value="0.83309359565275676" table:style-name="ce47">
            <text:p>83,3%</text:p>
          </table:table-cell>
          <table:table-cell office:value-type="float" office:value="236800" table:style-name="ce46">
            <text:p>236.800</text:p>
          </table:table-cell>
          <table:table-cell office:value-type="percentage" office:value="0.76157641171438306" table:style-name="ce47">
            <text:p>76,2%</text:p>
          </table:table-cell>
          <table:table-cell office:value-type="float" office:value="196759" table:style-name="ce46">
            <text:p>196.759</text:p>
          </table:table-cell>
          <table:table-cell office:value-type="percentage" office:value="0.78157125379347603" table:style-name="ce47">
            <text:p>78,2%</text:p>
          </table:table-cell>
          <table:table-cell office:value-type="float" office:value="165189" table:style-name="ce46">
            <text:p>165.189</text:p>
          </table:table-cell>
          <table:table-cell office:value-type="percentage" office:value="0.91875281567545619" table:style-name="ce47">
            <text:p>91,9%</text:p>
          </table:table-cell>
          <table:table-cell office:value-type="float" office:value="1724848" table:style-name="ce46">
            <text:p>1.724.84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967710710158331" table:style-name="ce47">
            <text:p>88,0%</text:p>
          </table:table-cell>
          <table:table-cell office:value-type="percentage" office:value="0.79268660338095698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37" table:style-name="ce46">
            <text:p>42.537</text:p>
          </table:table-cell>
          <table:table-cell office:value-type="percentage" office:value="1" table:style-name="ce47">
            <text:p>100,0%</text:p>
          </table:table-cell>
          <table:table-cell office:value-type="float" office:value="56165" table:style-name="ce46">
            <text:p>56.165</text:p>
          </table:table-cell>
          <table:table-cell office:value-type="percentage" office:value="1" table:style-name="ce47">
            <text:p>100,0%</text:p>
          </table:table-cell>
          <table:table-cell office:value-type="float" office:value="77165" table:style-name="ce46">
            <text:p>77.165</text:p>
          </table:table-cell>
          <table:table-cell office:value-type="percentage" office:value="0.99767276488460788" table:style-name="ce47">
            <text:p>99,8%</text:p>
          </table:table-cell>
          <table:table-cell office:value-type="float" office:value="85013" table:style-name="ce46">
            <text:p>85.013</text:p>
          </table:table-cell>
          <table:table-cell office:value-type="percentage" office:value="0.9449668756391445" table:style-name="ce47">
            <text:p>94,5%</text:p>
          </table:table-cell>
          <table:table-cell office:value-type="float" office:value="89220" table:style-name="ce46">
            <text:p>89.220</text:p>
          </table:table-cell>
          <table:table-cell office:value-type="percentage" office:value="0.91255919565506449" table:style-name="ce47">
            <text:p>91,3%</text:p>
          </table:table-cell>
          <table:table-cell office:value-type="float" office:value="56449" table:style-name="ce46">
            <text:p>56.449</text:p>
          </table:table-cell>
          <table:table-cell office:value-type="percentage" office:value="0.80100180210860894" table:style-name="ce47">
            <text:p>80,1%</text:p>
          </table:table-cell>
          <table:table-cell office:value-type="float" office:value="43087" table:style-name="ce46">
            <text:p>43.087</text:p>
          </table:table-cell>
          <table:table-cell office:value-type="percentage" office:value="0.85312345312345317" table:style-name="ce47">
            <text:p>85,3%</text:p>
          </table:table-cell>
          <table:table-cell office:value-type="float" office:value="42290" table:style-name="ce46">
            <text:p>42.290</text:p>
          </table:table-cell>
          <table:table-cell office:value-type="percentage" office:value="0.9619452721606806" table:style-name="ce47">
            <text:p>96,2%</text:p>
          </table:table-cell>
          <table:table-cell office:value-type="float" office:value="491926" table:style-name="ce46">
            <text:p>491.92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856260028580862" table:style-name="ce47">
            <text:p>93,9%</text:p>
          </table:table-cell>
          <table:table-cell office:value-type="percentage" office:value="0.84392139370909491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21" table:style-name="ce46">
            <text:p>229.921</text:p>
          </table:table-cell>
          <table:table-cell office:value-type="percentage" office:value="1" table:style-name="ce47">
            <text:p>100,0%</text:p>
          </table:table-cell>
          <table:table-cell office:value-type="float" office:value="252217" table:style-name="ce46">
            <text:p>252.217</text:p>
          </table:table-cell>
          <table:table-cell office:value-type="percentage" office:value="1" table:style-name="ce47">
            <text:p>100,0%</text:p>
          </table:table-cell>
          <table:table-cell office:value-type="float" office:value="324269" table:style-name="ce46">
            <text:p>324.269</text:p>
          </table:table-cell>
          <table:table-cell office:value-type="percentage" office:value="1" table:style-name="ce47">
            <text:p>100,0%</text:p>
          </table:table-cell>
          <table:table-cell office:value-type="float" office:value="356962" table:style-name="ce46">
            <text:p>356.962</text:p>
          </table:table-cell>
          <table:table-cell office:value-type="percentage" office:value="0.93647799567127965" table:style-name="ce47">
            <text:p>93,6%</text:p>
          </table:table-cell>
          <table:table-cell office:value-type="float" office:value="324666" table:style-name="ce46">
            <text:p>324.666</text:p>
          </table:table-cell>
          <table:table-cell office:value-type="percentage" office:value="0.89364583476693138" table:style-name="ce47">
            <text:p>89,4%</text:p>
          </table:table-cell>
          <table:table-cell office:value-type="float" office:value="217454" table:style-name="ce46">
            <text:p>217.454</text:p>
          </table:table-cell>
          <table:table-cell office:value-type="percentage" office:value="0.81205304294895497" table:style-name="ce47">
            <text:p>81,2%</text:p>
          </table:table-cell>
          <table:table-cell office:value-type="float" office:value="179289" table:style-name="ce46">
            <text:p>179.289</text:p>
          </table:table-cell>
          <table:table-cell office:value-type="percentage" office:value="0.84968673876572232" table:style-name="ce47">
            <text:p>85,0%</text:p>
          </table:table-cell>
          <table:table-cell office:value-type="float" office:value="153477" table:style-name="ce46">
            <text:p>153.477</text:p>
          </table:table-cell>
          <table:table-cell office:value-type="percentage" office:value="0.92823964872809084" table:style-name="ce47">
            <text:p>92,8%</text:p>
          </table:table-cell>
          <table:table-cell office:value-type="float" office:value="2038255" table:style-name="ce46">
            <text:p>2.038.25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658917414473408" table:style-name="ce47">
            <text:p>93,7%</text:p>
          </table:table-cell>
          <table:table-cell office:value-type="percentage" office:value="0.85107506812341804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38" table:style-name="ce46">
            <text:p>139.338</text:p>
          </table:table-cell>
          <table:table-cell office:value-type="percentage" office:value="1" table:style-name="ce47">
            <text:p>100,0%</text:p>
          </table:table-cell>
          <table:table-cell office:value-type="float" office:value="159777" table:style-name="ce46">
            <text:p>159.777</text:p>
          </table:table-cell>
          <table:table-cell office:value-type="percentage" office:value="1" table:style-name="ce47">
            <text:p>100,0%</text:p>
          </table:table-cell>
          <table:table-cell office:value-type="float" office:value="225729" table:style-name="ce46">
            <text:p>225.729</text:p>
          </table:table-cell>
          <table:table-cell office:value-type="percentage" office:value="1" table:style-name="ce47">
            <text:p>100,0%</text:p>
          </table:table-cell>
          <table:table-cell office:value-type="float" office:value="289883" table:style-name="ce46">
            <text:p>289.883</text:p>
          </table:table-cell>
          <table:table-cell office:value-type="percentage" office:value="0.94277639375825262" table:style-name="ce47">
            <text:p>94,3%</text:p>
          </table:table-cell>
          <table:table-cell office:value-type="float" office:value="291310" table:style-name="ce46">
            <text:p>291.310</text:p>
          </table:table-cell>
          <table:table-cell office:value-type="percentage" office:value="0.88114214848535266" table:style-name="ce47">
            <text:p>88,1%</text:p>
          </table:table-cell>
          <table:table-cell office:value-type="float" office:value="210825" table:style-name="ce46">
            <text:p>210.825</text:p>
          </table:table-cell>
          <table:table-cell office:value-type="percentage" office:value="0.79287027878797001" table:style-name="ce47">
            <text:p>79,3%</text:p>
          </table:table-cell>
          <table:table-cell office:value-type="float" office:value="179090" table:style-name="ce46">
            <text:p>179.090</text:p>
          </table:table-cell>
          <table:table-cell office:value-type="percentage" office:value="0.8211785096909977" table:style-name="ce47">
            <text:p>82,1%</text:p>
          </table:table-cell>
          <table:table-cell office:value-type="float" office:value="157103" table:style-name="ce46">
            <text:p>157.103</text:p>
          </table:table-cell>
          <table:table-cell office:value-type="percentage" office:value="0.90303612075506401" table:style-name="ce47">
            <text:p>90,3%</text:p>
          </table:table-cell>
          <table:table-cell office:value-type="float" office:value="1653055" table:style-name="ce46">
            <text:p>1.653.05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390403718741431" table:style-name="ce47">
            <text:p>91,4%</text:p>
          </table:table-cell>
          <table:table-cell office:value-type="percentage" office:value="0.80825250669732029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645" table:style-name="ce46">
            <text:p>460.645</text:p>
          </table:table-cell>
          <table:table-cell office:value-type="percentage" office:value="1" table:style-name="ce47">
            <text:p>100,0%</text:p>
          </table:table-cell>
          <table:table-cell office:value-type="float" office:value="621448" table:style-name="ce46">
            <text:p>621.448</text:p>
          </table:table-cell>
          <table:table-cell office:value-type="percentage" office:value="0.97820844588000477" table:style-name="ce47">
            <text:p>97,8%</text:p>
          </table:table-cell>
          <table:table-cell office:value-type="float" office:value="808534" table:style-name="ce46">
            <text:p>808.534</text:p>
          </table:table-cell>
          <table:table-cell office:value-type="percentage" office:value="0.96531691149783183" table:style-name="ce47">
            <text:p>96,5%</text:p>
          </table:table-cell>
          <table:table-cell office:value-type="float" office:value="1042167" table:style-name="ce46">
            <text:p>1.042.167</text:p>
          </table:table-cell>
          <table:table-cell office:value-type="percentage" office:value="0.95455769477367236" table:style-name="ce47">
            <text:p>95,5%</text:p>
          </table:table-cell>
          <table:table-cell office:value-type="float" office:value="1161557" table:style-name="ce46">
            <text:p>1.161.557</text:p>
          </table:table-cell>
          <table:table-cell office:value-type="percentage" office:value="0.88213600859689156" table:style-name="ce47">
            <text:p>88,2%</text:p>
          </table:table-cell>
          <table:table-cell office:value-type="float" office:value="825678" table:style-name="ce46">
            <text:p>825.678</text:p>
          </table:table-cell>
          <table:table-cell office:value-type="percentage" office:value="0.79038569782090118" table:style-name="ce47">
            <text:p>79,0%</text:p>
          </table:table-cell>
          <table:table-cell office:value-type="float" office:value="691821" table:style-name="ce46">
            <text:p>691.821</text:p>
          </table:table-cell>
          <table:table-cell office:value-type="percentage" office:value="0.82464195676661478" table:style-name="ce47">
            <text:p>82,5%</text:p>
          </table:table-cell>
          <table:table-cell office:value-type="float" office:value="588126" table:style-name="ce46">
            <text:p>588.126</text:p>
          </table:table-cell>
          <table:table-cell office:value-type="percentage" office:value="0.8963067272610894" table:style-name="ce47">
            <text:p>89,6%</text:p>
          </table:table-cell>
          <table:table-cell office:value-type="float" office:value="6199976" table:style-name="ce46">
            <text:p>6.199.97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9026865219644864" table:style-name="ce47">
            <text:p>90,3%</text:p>
          </table:table-cell>
          <table:table-cell office:value-type="percentage" office:value="0.79686302090141237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860" table:style-name="ce46">
            <text:p>297.860</text:p>
          </table:table-cell>
          <table:table-cell office:value-type="percentage" office:value="1" table:style-name="ce47">
            <text:p>100,0%</text:p>
          </table:table-cell>
          <table:table-cell office:value-type="float" office:value="435989" table:style-name="ce46">
            <text:p>435.989</text:p>
          </table:table-cell>
          <table:table-cell office:value-type="percentage" office:value="0.9957223965541655" table:style-name="ce47">
            <text:p>99,6%</text:p>
          </table:table-cell>
          <table:table-cell office:value-type="float" office:value="573895" table:style-name="ce46">
            <text:p>573.895</text:p>
          </table:table-cell>
          <table:table-cell office:value-type="percentage" office:value="0.98823373420947502" table:style-name="ce47">
            <text:p>98,8%</text:p>
          </table:table-cell>
          <table:table-cell office:value-type="float" office:value="720529" table:style-name="ce46">
            <text:p>720.529</text:p>
          </table:table-cell>
          <table:table-cell office:value-type="percentage" office:value="0.95772489346487066" table:style-name="ce47">
            <text:p>95,8%</text:p>
          </table:table-cell>
          <table:table-cell office:value-type="float" office:value="763810" table:style-name="ce46">
            <text:p>763.810</text:p>
          </table:table-cell>
          <table:table-cell office:value-type="percentage" office:value="0.89692433430250307" table:style-name="ce47">
            <text:p>89,7%</text:p>
          </table:table-cell>
          <table:table-cell office:value-type="float" office:value="526801" table:style-name="ce46">
            <text:p>526.801</text:p>
          </table:table-cell>
          <table:table-cell office:value-type="percentage" office:value="0.81201339788735105" table:style-name="ce47">
            <text:p>81,2%</text:p>
          </table:table-cell>
          <table:table-cell office:value-type="float" office:value="443818" table:style-name="ce46">
            <text:p>443.818</text:p>
          </table:table-cell>
          <table:table-cell office:value-type="percentage" office:value="0.85990242692675822" table:style-name="ce47">
            <text:p>86,0%</text:p>
          </table:table-cell>
          <table:table-cell office:value-type="float" office:value="389778" table:style-name="ce46">
            <text:p>389.778</text:p>
          </table:table-cell>
          <table:table-cell office:value-type="percentage" office:value="0.91813789805691459" table:style-name="ce47">
            <text:p>91,8%</text:p>
          </table:table-cell>
          <table:table-cell office:value-type="float" office:value="4152480" table:style-name="ce46">
            <text:p>4.152.48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514602450417838" table:style-name="ce47">
            <text:p>92,5%</text:p>
          </table:table-cell>
          <table:table-cell office:value-type="percentage" office:value="0.82107774561119229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8" table:style-name="ce46">
            <text:p>78.378</text:p>
          </table:table-cell>
          <table:table-cell office:value-type="percentage" office:value="1" table:style-name="ce47">
            <text:p>100,0%</text:p>
          </table:table-cell>
          <table:table-cell office:value-type="float" office:value="96113" table:style-name="ce46">
            <text:p>96.113</text:p>
          </table:table-cell>
          <table:table-cell office:value-type="percentage" office:value="1" table:style-name="ce47">
            <text:p>100,0%</text:p>
          </table:table-cell>
          <table:table-cell office:value-type="float" office:value="133331" table:style-name="ce46">
            <text:p>133.331</text:p>
          </table:table-cell>
          <table:table-cell office:value-type="percentage" office:value="1" table:style-name="ce47">
            <text:p>100,0%</text:p>
          </table:table-cell>
          <table:table-cell office:value-type="float" office:value="162171" table:style-name="ce46">
            <text:p>162.171</text:p>
          </table:table-cell>
          <table:table-cell office:value-type="percentage" office:value="0.95836682110438731" table:style-name="ce47">
            <text:p>95,8%</text:p>
          </table:table-cell>
          <table:table-cell office:value-type="float" office:value="147089" table:style-name="ce46">
            <text:p>147.089</text:p>
          </table:table-cell>
          <table:table-cell office:value-type="percentage" office:value="0.92222277954029619" table:style-name="ce47">
            <text:p>92,2%</text:p>
          </table:table-cell>
          <table:table-cell office:value-type="float" office:value="114421" table:style-name="ce46">
            <text:p>114.421</text:p>
          </table:table-cell>
          <table:table-cell office:value-type="percentage" office:value="0.85722098607271557" table:style-name="ce47">
            <text:p>85,7%</text:p>
          </table:table-cell>
          <table:table-cell office:value-type="float" office:value="95181" table:style-name="ce46">
            <text:p>95.181</text:p>
          </table:table-cell>
          <table:table-cell office:value-type="percentage" office:value="0.83993116837274973" table:style-name="ce47">
            <text:p>84,0%</text:p>
          </table:table-cell>
          <table:table-cell office:value-type="float" office:value="80109" table:style-name="ce46">
            <text:p>80.109</text:p>
          </table:table-cell>
          <table:table-cell office:value-type="percentage" office:value="0.94523893805309733" table:style-name="ce47">
            <text:p>94,5%</text:p>
          </table:table-cell>
          <table:table-cell office:value-type="float" office:value="906793" table:style-name="ce46">
            <text:p>906.79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107804710746491" table:style-name="ce47">
            <text:p>95,1%</text:p>
          </table:table-cell>
          <table:table-cell office:value-type="percentage" office:value="0.852259473095066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23" table:style-name="ce46">
            <text:p>242.923</text:p>
          </table:table-cell>
          <table:table-cell office:value-type="percentage" office:value="1" table:style-name="ce47">
            <text:p>100,0%</text:p>
          </table:table-cell>
          <table:table-cell office:value-type="float" office:value="292187" table:style-name="ce46">
            <text:p>292.187</text:p>
          </table:table-cell>
          <table:table-cell office:value-type="percentage" office:value="1" table:style-name="ce47">
            <text:p>100,0%</text:p>
          </table:table-cell>
          <table:table-cell office:value-type="float" office:value="347792" table:style-name="ce46">
            <text:p>347.792</text:p>
          </table:table-cell>
          <table:table-cell office:value-type="percentage" office:value="1" table:style-name="ce47">
            <text:p>100,0%</text:p>
          </table:table-cell>
          <table:table-cell office:value-type="float" office:value="393286" table:style-name="ce46">
            <text:p>393.286</text:p>
          </table:table-cell>
          <table:table-cell office:value-type="percentage" office:value="0.96894963894069563" table:style-name="ce47">
            <text:p>96,9%</text:p>
          </table:table-cell>
          <table:table-cell office:value-type="float" office:value="411742" table:style-name="ce46">
            <text:p>411.742</text:p>
          </table:table-cell>
          <table:table-cell office:value-type="percentage" office:value="0.92897674072302527" table:style-name="ce47">
            <text:p>92,9%</text:p>
          </table:table-cell>
          <table:table-cell office:value-type="float" office:value="268052" table:style-name="ce46">
            <text:p>268.052</text:p>
          </table:table-cell>
          <table:table-cell office:value-type="percentage" office:value="0.82883540295849201" table:style-name="ce47">
            <text:p>82,9%</text:p>
          </table:table-cell>
          <table:table-cell office:value-type="float" office:value="203565" table:style-name="ce46">
            <text:p>203.565</text:p>
          </table:table-cell>
          <table:table-cell office:value-type="percentage" office:value="0.88130625462700396" table:style-name="ce47">
            <text:p>88,1%</text:p>
          </table:table-cell>
          <table:table-cell office:value-type="float" office:value="175772" table:style-name="ce46">
            <text:p>175.772</text:p>
          </table:table-cell>
          <table:table-cell office:value-type="percentage" office:value="0.97647313715577733" table:style-name="ce47">
            <text:p>97,6%</text:p>
          </table:table-cell>
          <table:table-cell office:value-type="float" office:value="2335319" table:style-name="ce46">
            <text:p>2.335.31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144504148915232" table:style-name="ce47">
            <text:p>95,1%</text:p>
          </table:table-cell>
          <table:table-cell office:value-type="percentage" office:value="0.86435064673096162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2" table:style-name="ce46">
            <text:p>23.452</text:p>
          </table:table-cell>
          <table:table-cell office:value-type="percentage" office:value="1" table:style-name="ce47">
            <text:p>100,0%</text:p>
          </table:table-cell>
          <table:table-cell office:value-type="float" office:value="28764" table:style-name="ce46">
            <text:p>28.764</text:p>
          </table:table-cell>
          <table:table-cell office:value-type="percentage" office:value="1" table:style-name="ce47">
            <text:p>100,0%</text:p>
          </table:table-cell>
          <table:table-cell office:value-type="float" office:value="38440" table:style-name="ce46">
            <text:p>38.440</text:p>
          </table:table-cell>
          <table:table-cell office:value-type="percentage" office:value="1" table:style-name="ce47">
            <text:p>100,0%</text:p>
          </table:table-cell>
          <table:table-cell office:value-type="float" office:value="45796" table:style-name="ce46">
            <text:p>45.796</text:p>
          </table:table-cell>
          <table:table-cell office:value-type="percentage" office:value="0.96080899630748573" table:style-name="ce47">
            <text:p>96,1%</text:p>
          </table:table-cell>
          <table:table-cell office:value-type="float" office:value="48262" table:style-name="ce46">
            <text:p>48.262</text:p>
          </table:table-cell>
          <table:table-cell office:value-type="percentage" office:value="0.91151528887377942" table:style-name="ce47">
            <text:p>91,2%</text:p>
          </table:table-cell>
          <table:table-cell office:value-type="float" office:value="32249" table:style-name="ce46">
            <text:p>32.249</text:p>
          </table:table-cell>
          <table:table-cell office:value-type="percentage" office:value="0.82018871283603345" table:style-name="ce47">
            <text:p>82,0%</text:p>
          </table:table-cell>
          <table:table-cell office:value-type="float" office:value="25469" table:style-name="ce46">
            <text:p>25.469</text:p>
          </table:table-cell>
          <table:table-cell office:value-type="percentage" office:value="0.83620066977477181" table:style-name="ce47">
            <text:p>83,6%</text:p>
          </table:table-cell>
          <table:table-cell office:value-type="float" office:value="24062" table:style-name="ce46">
            <text:p>24.062</text:p>
          </table:table-cell>
          <table:table-cell office:value-type="percentage" office:value="0.94242519191602692" table:style-name="ce47">
            <text:p>94,2%</text:p>
          </table:table-cell>
          <table:table-cell office:value-type="float" office:value="266494" table:style-name="ce46">
            <text:p>266.49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845828784730778" table:style-name="ce47">
            <text:p>93,8%</text:p>
          </table:table-cell>
          <table:table-cell office:value-type="percentage" office:value="0.83301762348631192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436" table:style-name="ce46">
            <text:p>375.436</text:p>
          </table:table-cell>
          <table:table-cell office:value-type="percentage" office:value="1" table:style-name="ce47">
            <text:p>100,0%</text:p>
          </table:table-cell>
          <table:table-cell office:value-type="float" office:value="513281" table:style-name="ce46">
            <text:p>513.281</text:p>
          </table:table-cell>
          <table:table-cell office:value-type="percentage" office:value="0.97566914600603327" table:style-name="ce47">
            <text:p>97,6%</text:p>
          </table:table-cell>
          <table:table-cell office:value-type="float" office:value="694299" table:style-name="ce46">
            <text:p>694.299</text:p>
          </table:table-cell>
          <table:table-cell office:value-type="percentage" office:value="0.98716947974117153" table:style-name="ce47">
            <text:p>98,7%</text:p>
          </table:table-cell>
          <table:table-cell office:value-type="float" office:value="950850" table:style-name="ce46">
            <text:p>950.850</text:p>
          </table:table-cell>
          <table:table-cell office:value-type="percentage" office:value="0.97745334776615134" table:style-name="ce47">
            <text:p>97,7%</text:p>
          </table:table-cell>
          <table:table-cell office:value-type="float" office:value="1052320" table:style-name="ce46">
            <text:p>1.052.320</text:p>
          </table:table-cell>
          <table:table-cell office:value-type="percentage" office:value="0.90252673522754856" table:style-name="ce47">
            <text:p>90,3%</text:p>
          </table:table-cell>
          <table:table-cell office:value-type="float" office:value="778698" table:style-name="ce46">
            <text:p>778.698</text:p>
          </table:table-cell>
          <table:table-cell office:value-type="percentage" office:value="0.81999283939176948" table:style-name="ce47">
            <text:p>82,0%</text:p>
          </table:table-cell>
          <table:table-cell office:value-type="float" office:value="633476" table:style-name="ce46">
            <text:p>633.476</text:p>
          </table:table-cell>
          <table:table-cell office:value-type="percentage" office:value="0.85319505707262866" table:style-name="ce47">
            <text:p>85,3%</text:p>
          </table:table-cell>
          <table:table-cell office:value-type="float" office:value="488892" table:style-name="ce46">
            <text:p>488.892</text:p>
          </table:table-cell>
          <table:table-cell office:value-type="percentage" office:value="0.88320669434297672" table:style-name="ce47">
            <text:p>88,3%</text:p>
          </table:table-cell>
          <table:table-cell office:value-type="float" office:value="5487252" table:style-name="ce46">
            <text:p>5.487.25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791733502711725" table:style-name="ce47">
            <text:p>91,8%</text:p>
          </table:table-cell>
          <table:table-cell office:value-type="percentage" office:value="0.8093425732106489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18" table:style-name="ce46">
            <text:p>74.218</text:p>
          </table:table-cell>
          <table:table-cell office:value-type="percentage" office:value="1" table:style-name="ce47">
            <text:p>100,0%</text:p>
          </table:table-cell>
          <table:table-cell office:value-type="float" office:value="103887" table:style-name="ce46">
            <text:p>103.887</text:p>
          </table:table-cell>
          <table:table-cell office:value-type="percentage" office:value="1" table:style-name="ce47">
            <text:p>100,0%</text:p>
          </table:table-cell>
          <table:table-cell office:value-type="float" office:value="149714" table:style-name="ce46">
            <text:p>149.714</text:p>
          </table:table-cell>
          <table:table-cell office:value-type="percentage" office:value="1" table:style-name="ce47">
            <text:p>100,0%</text:p>
          </table:table-cell>
          <table:table-cell office:value-type="float" office:value="209580" table:style-name="ce46">
            <text:p>209.580</text:p>
          </table:table-cell>
          <table:table-cell office:value-type="percentage" office:value="0.98276250140675991" table:style-name="ce47">
            <text:p>98,3%</text:p>
          </table:table-cell>
          <table:table-cell office:value-type="float" office:value="235984" table:style-name="ce46">
            <text:p>235.984</text:p>
          </table:table-cell>
          <table:table-cell office:value-type="percentage" office:value="0.92849695267098686" table:style-name="ce47">
            <text:p>92,8%</text:p>
          </table:table-cell>
          <table:table-cell office:value-type="float" office:value="173716" table:style-name="ce46">
            <text:p>173.716</text:p>
          </table:table-cell>
          <table:table-cell office:value-type="percentage" office:value="0.83116510289325995" table:style-name="ce47">
            <text:p>83,1%</text:p>
          </table:table-cell>
          <table:table-cell office:value-type="float" office:value="149102" table:style-name="ce46">
            <text:p>149.102</text:p>
          </table:table-cell>
          <table:table-cell office:value-type="percentage" office:value="0.86562398402303653" table:style-name="ce47">
            <text:p>86,6%</text:p>
          </table:table-cell>
          <table:table-cell office:value-type="float" office:value="129112" table:style-name="ce46">
            <text:p>129.112</text:p>
          </table:table-cell>
          <table:table-cell office:value-type="percentage" office:value="0.90991867168449692" table:style-name="ce47">
            <text:p>91,0%</text:p>
          </table:table-cell>
          <table:table-cell office:value-type="float" office:value="1225313" table:style-name="ce46">
            <text:p>1.225.31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525562593835609" table:style-name="ce47">
            <text:p>93,5%</text:p>
          </table:table-cell>
          <table:table-cell office:value-type="percentage" office:value="0.81079383901152091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8" table:style-name="ce46">
            <text:p>42.568</text:p>
          </table:table-cell>
          <table:table-cell office:value-type="percentage" office:value="1" table:style-name="ce47">
            <text:p>100,0%</text:p>
          </table:table-cell>
          <table:table-cell office:value-type="float" office:value="55985" table:style-name="ce46">
            <text:p>55.985</text:p>
          </table:table-cell>
          <table:table-cell office:value-type="percentage" office:value="1" table:style-name="ce47">
            <text:p>100,0%</text:p>
          </table:table-cell>
          <table:table-cell office:value-type="float" office:value="72589" table:style-name="ce46">
            <text:p>72.589</text:p>
          </table:table-cell>
          <table:table-cell office:value-type="percentage" office:value="0.98300471263745193" table:style-name="ce47">
            <text:p>98,3%</text:p>
          </table:table-cell>
          <table:table-cell office:value-type="float" office:value="92449" table:style-name="ce46">
            <text:p>92.449</text:p>
          </table:table-cell>
          <table:table-cell office:value-type="percentage" office:value="0.95609862039009663" table:style-name="ce47">
            <text:p>95,6%</text:p>
          </table:table-cell>
          <table:table-cell office:value-type="float" office:value="96413" table:style-name="ce46">
            <text:p>96.413</text:p>
          </table:table-cell>
          <table:table-cell office:value-type="percentage" office:value="0.89269643154756395" table:style-name="ce47">
            <text:p>89,3%</text:p>
          </table:table-cell>
          <table:table-cell office:value-type="float" office:value="65723" table:style-name="ce46">
            <text:p>65.723</text:p>
          </table:table-cell>
          <table:table-cell office:value-type="percentage" office:value="0.80799350880859588" table:style-name="ce47">
            <text:p>80,8%</text:p>
          </table:table-cell>
          <table:table-cell office:value-type="float" office:value="59569" table:style-name="ce46">
            <text:p>59.569</text:p>
          </table:table-cell>
          <table:table-cell office:value-type="percentage" office:value="0.87438166952896801" table:style-name="ce47">
            <text:p>87,4%</text:p>
          </table:table-cell>
          <table:table-cell office:value-type="float" office:value="52201" table:style-name="ce46">
            <text:p>52.201</text:p>
          </table:table-cell>
          <table:table-cell office:value-type="percentage" office:value="0.92574661275448678" table:style-name="ce47">
            <text:p>92,6%</text:p>
          </table:table-cell>
          <table:table-cell office:value-type="float" office:value="537497" table:style-name="ce46">
            <text:p>537.49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456059474949859" table:style-name="ce47">
            <text:p>92,5%</text:p>
          </table:table-cell>
          <table:table-cell office:value-type="percentage" office:value="0.81291506162308658" table:style-name="ce47">
            <text:p>81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605" table:style-name="ce46">
            <text:p>164.605</text:p>
          </table:table-cell>
          <table:table-cell office:value-type="percentage" office:value="1" table:style-name="ce47">
            <text:p>100,0%</text:p>
          </table:table-cell>
          <table:table-cell office:value-type="float" office:value="214289" table:style-name="ce46">
            <text:p>214.289</text:p>
          </table:table-cell>
          <table:table-cell office:value-type="percentage" office:value="1" table:style-name="ce47">
            <text:p>100,0%</text:p>
          </table:table-cell>
          <table:table-cell office:value-type="float" office:value="279994" table:style-name="ce46">
            <text:p>279.994</text:p>
          </table:table-cell>
          <table:table-cell office:value-type="percentage" office:value="0.9995537610801124" table:style-name="ce47">
            <text:p>100,0%</text:p>
          </table:table-cell>
          <table:table-cell office:value-type="float" office:value="326689" table:style-name="ce46">
            <text:p>326.689</text:p>
          </table:table-cell>
          <table:table-cell office:value-type="percentage" office:value="0.96091500307373734" table:style-name="ce47">
            <text:p>96,1%</text:p>
          </table:table-cell>
          <table:table-cell office:value-type="float" office:value="325722" table:style-name="ce46">
            <text:p>325.722</text:p>
          </table:table-cell>
          <table:table-cell office:value-type="percentage" office:value="0.89945406798054861" table:style-name="ce47">
            <text:p>89,9%</text:p>
          </table:table-cell>
          <table:table-cell office:value-type="float" office:value="210808" table:style-name="ce46">
            <text:p>210.808</text:p>
          </table:table-cell>
          <table:table-cell office:value-type="percentage" office:value="0.8091102044576135" table:style-name="ce47">
            <text:p>80,9%</text:p>
          </table:table-cell>
          <table:table-cell office:value-type="float" office:value="173983" table:style-name="ce46">
            <text:p>173.983</text:p>
          </table:table-cell>
          <table:table-cell office:value-type="percentage" office:value="0.86329353855925051" table:style-name="ce47">
            <text:p>86,3%</text:p>
          </table:table-cell>
          <table:table-cell office:value-type="float" office:value="157566" table:style-name="ce46">
            <text:p>157.566</text:p>
          </table:table-cell>
          <table:table-cell office:value-type="percentage" office:value="0.93452190313511974" table:style-name="ce47">
            <text:p>93,5%</text:p>
          </table:table-cell>
          <table:table-cell office:value-type="float" office:value="1853656" table:style-name="ce46">
            <text:p>1.853.65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432926248385162" table:style-name="ce47">
            <text:p>93,4%</text:p>
          </table:table-cell>
          <table:table-cell office:value-type="percentage" office:value="0.83479066013841907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92744721689059506" table:style-name="ce47">
            <text:p>92,7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713" table:style-name="ce46">
            <text:p>7.713</text:p>
          </table:table-cell>
          <table:table-cell office:value-type="percentage" office:value="0.98167239404352802" table:style-name="ce47">
            <text:p>98,2%</text:p>
          </table:table-cell>
          <table:table-cell office:value-type="float" office:value="10681" table:style-name="ce46">
            <text:p>10.681</text:p>
          </table:table-cell>
          <table:table-cell office:value-type="percentage" office:value="0.92428175839390792" table:style-name="ce47">
            <text:p>92,4%</text:p>
          </table:table-cell>
          <table:table-cell office:value-type="float" office:value="11300" table:style-name="ce46">
            <text:p>11.300</text:p>
          </table:table-cell>
          <table:table-cell office:value-type="percentage" office:value="0.89384591045720618" table:style-name="ce47">
            <text:p>89,4%</text:p>
          </table:table-cell>
          <table:table-cell office:value-type="float" office:value="9493" table:style-name="ce46">
            <text:p>9.493</text:p>
          </table:table-cell>
          <table:table-cell office:value-type="percentage" office:value="0.79813351269547672" table:style-name="ce47">
            <text:p>79,8%</text:p>
          </table:table-cell>
          <table:table-cell office:value-type="float" office:value="9576" table:style-name="ce46">
            <text:p>9.576</text:p>
          </table:table-cell>
          <table:table-cell office:value-type="percentage" office:value="0.87316494939363543" table:style-name="ce47">
            <text:p>87,3%</text:p>
          </table:table-cell>
          <table:table-cell office:value-type="float" office:value="9157" table:style-name="ce46">
            <text:p>9.157</text:p>
          </table:table-cell>
          <table:table-cell office:value-type="percentage" office:value="1.0033968880122726" table:style-name="ce47">
            <text:p>100,3%</text:p>
          </table:table-cell>
          <table:table-cell office:value-type="float" office:value="64247" table:style-name="ce46">
            <text:p>64.24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533361516240396" table:style-name="ce47">
            <text:p>90,5%</text:p>
          </table:table-cell>
          <table:table-cell office:value-type="percentage" office:value="0.76301037980095487" table:style-name="ce47">
            <text:p>7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9272030651340994" table:style-name="ce47">
            <text:p>89,3%</text:p>
          </table:table-cell>
          <table:table-cell office:value-type="float" office:value="3428" table:style-name="ce46">
            <text:p>3.428</text:p>
          </table:table-cell>
          <table:table-cell office:value-type="percentage" office:value="0.91462113127001066" table:style-name="ce47">
            <text:p>91,5%</text:p>
          </table:table-cell>
          <table:table-cell office:value-type="float" office:value="7501" table:style-name="ce46">
            <text:p>7.501</text:p>
          </table:table-cell>
          <table:table-cell office:value-type="percentage" office:value="0.95834930369234705" table:style-name="ce47">
            <text:p>95,8%</text:p>
          </table:table-cell>
          <table:table-cell office:value-type="float" office:value="10148" table:style-name="ce46">
            <text:p>10.148</text:p>
          </table:table-cell>
          <table:table-cell office:value-type="percentage" office:value="0.89813257810425706" table:style-name="ce47">
            <text:p>89,8%</text:p>
          </table:table-cell>
          <table:table-cell office:value-type="float" office:value="10641" table:style-name="ce46">
            <text:p>10.641</text:p>
          </table:table-cell>
          <table:table-cell office:value-type="percentage" office:value="0.88660223296117313" table:style-name="ce47">
            <text:p>88,7%</text:p>
          </table:table-cell>
          <table:table-cell office:value-type="float" office:value="9226" table:style-name="ce46">
            <text:p>9.226</text:p>
          </table:table-cell>
          <table:table-cell office:value-type="percentage" office:value="0.76040550564575948" table:style-name="ce47">
            <text:p>76,0%</text:p>
          </table:table-cell>
          <table:table-cell office:value-type="float" office:value="9570" table:style-name="ce46">
            <text:p>9.570</text:p>
          </table:table-cell>
          <table:table-cell office:value-type="percentage" office:value="0.79783243017924133" table:style-name="ce47">
            <text:p>79,8%</text:p>
          </table:table-cell>
          <table:table-cell office:value-type="float" office:value="8631" table:style-name="ce46">
            <text:p>8.631</text:p>
          </table:table-cell>
          <table:table-cell office:value-type="percentage" office:value="0.90150407353248385" table:style-name="ce47">
            <text:p>90,2%</text:p>
          </table:table-cell>
          <table:table-cell office:value-type="float" office:value="61242" table:style-name="ce46">
            <text:p>61.24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345115400341199" table:style-name="ce47">
            <text:p>86,3%</text:p>
          </table:table-cell>
          <table:table-cell office:value-type="percentage" office:value="0.70331664293261065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701" table:style-name="ce46">
            <text:p>9.701</text:p>
          </table:table-cell>
          <table:table-cell office:value-type="string" table:style-name="ce47">
            <text:p>-</text:p>
          </table:table-cell>
          <table:table-cell office:value-type="float" office:value="22744" table:style-name="ce46">
            <text:p>22.744</text:p>
          </table:table-cell>
          <table:table-cell office:value-type="string" table:style-name="ce47">
            <text:p>-</text:p>
          </table:table-cell>
          <table:table-cell office:value-type="float" office:value="32890" table:style-name="ce46">
            <text:p>32.890</text:p>
          </table:table-cell>
          <table:table-cell office:value-type="string" table:style-name="ce47">
            <text:p>-</text:p>
          </table:table-cell>
          <table:table-cell office:value-type="float" office:value="25051" table:style-name="ce46">
            <text:p>25.051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361" table:style-name="ce46">
            <text:p>95.36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06" table:style-name="ce49">
            <text:p>906</text:p>
          </table:table-cell>
          <table:table-cell office:value-type="string" table:style-name="ce50">
            <text:p>-</text:p>
          </table:table-cell>
          <table:table-cell office:value-type="float" office:value="1889" table:style-name="ce49">
            <text:p>1.889</text:p>
          </table:table-cell>
          <table:table-cell office:value-type="string" table:style-name="ce50">
            <text:p>-</text:p>
          </table:table-cell>
          <table:table-cell office:value-type="float" office:value="2342" table:style-name="ce49">
            <text:p>2.342</text:p>
          </table:table-cell>
          <table:table-cell office:value-type="string" table:style-name="ce50">
            <text:p>-</text:p>
          </table:table-cell>
          <table:table-cell office:value-type="float" office:value="2070" table:style-name="ce49">
            <text:p>2.070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868" table:style-name="ce49">
            <text:p>7.86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8568" table:style-name="ce53">
            <text:p>2.948.568</text:p>
          </table:table-cell>
          <table:table-cell office:value-type="percentage" office:value="1" table:style-name="ce54">
            <text:p>100,0%</text:p>
          </table:table-cell>
          <table:table-cell office:value-type="float" office:value="3963087" table:style-name="ce53">
            <text:p>3.963.087</text:p>
          </table:table-cell>
          <table:table-cell office:value-type="percentage" office:value="1.0007681730889422" table:style-name="ce54">
            <text:p>100,1%</text:p>
          </table:table-cell>
          <table:table-cell office:value-type="float" office:value="5325833" table:style-name="ce53">
            <text:p>5.325.833</text:p>
          </table:table-cell>
          <table:table-cell office:value-type="percentage" office:value="0.99791024372183101" table:style-name="ce54">
            <text:p>99,8%</text:p>
          </table:table-cell>
          <table:table-cell office:value-type="float" office:value="6753210" table:style-name="ce53">
            <text:p>6.753.210</text:p>
          </table:table-cell>
          <table:table-cell office:value-type="percentage" office:value="0.96017576940346405" table:style-name="ce54">
            <text:p>96,0%</text:p>
          </table:table-cell>
          <table:table-cell office:value-type="float" office:value="7106279" table:style-name="ce53">
            <text:p>7.106.279</text:p>
          </table:table-cell>
          <table:table-cell office:value-type="percentage" office:value="0.90047083424092822" table:style-name="ce54">
            <text:p>90,0%</text:p>
          </table:table-cell>
          <table:table-cell office:value-type="float" office:value="5089976" table:style-name="ce53">
            <text:p>5.089.976</text:p>
          </table:table-cell>
          <table:table-cell office:value-type="percentage" office:value="0.81695774735598969" table:style-name="ce54">
            <text:p>81,7%</text:p>
          </table:table-cell>
          <table:table-cell office:value-type="float" office:value="4205464" table:style-name="ce53">
            <text:p>4.205.464</text:p>
          </table:table-cell>
          <table:table-cell office:value-type="percentage" office:value="0.85050964276469065" table:style-name="ce54">
            <text:p>85,1%</text:p>
          </table:table-cell>
          <table:table-cell office:value-type="float" office:value="3563982" table:style-name="ce53">
            <text:p>3.563.982</text:p>
          </table:table-cell>
          <table:table-cell office:value-type="percentage" office:value="0.91650032941718618" table:style-name="ce54">
            <text:p>91,7%</text:p>
          </table:table-cell>
          <table:table-cell office:value-type="float" office:value="38956399" table:style-name="ce53">
            <text:p>38.956.39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489456331337738" table:style-name="ce54">
            <text:p>92,5%</text:p>
          </table:table-cell>
          <table:table-cell office:value-type="percentage" office:value="0.82098517000610838" table:style-name="ce54">
            <text:p>82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127" table:style-name="ce43">
            <text:p>430.127</text:p>
          </table:table-cell>
          <table:table-cell office:value-type="percentage" office:value="1" table:style-name="ce44">
            <text:p>100,0%</text:p>
          </table:table-cell>
          <table:table-cell office:value-type="float" office:value="651928" table:style-name="ce43">
            <text:p>651.928</text:p>
          </table:table-cell>
          <table:table-cell office:value-type="percentage" office:value="1" table:style-name="ce44">
            <text:p>100,0%</text:p>
          </table:table-cell>
          <table:table-cell office:value-type="float" office:value="928368" table:style-name="ce43">
            <text:p>928.368</text:p>
          </table:table-cell>
          <table:table-cell office:value-type="percentage" office:value="1.0133395623191475" table:style-name="ce44">
            <text:p>101,3%</text:p>
          </table:table-cell>
          <table:table-cell office:value-type="float" office:value="1215628" table:style-name="ce43">
            <text:p>1.215.628</text:p>
          </table:table-cell>
          <table:table-cell office:value-type="percentage" office:value="0.96095479837884112" table:style-name="ce44">
            <text:p>96,1%</text:p>
          </table:table-cell>
          <table:table-cell office:value-type="float" office:value="1255046" table:style-name="ce43">
            <text:p>1.255.046</text:p>
          </table:table-cell>
          <table:table-cell office:value-type="percentage" office:value="0.90609581594005983" table:style-name="ce44">
            <text:p>90,6%</text:p>
          </table:table-cell>
          <table:table-cell office:value-type="float" office:value="934710" table:style-name="ce43">
            <text:p>934.710</text:p>
          </table:table-cell>
          <table:table-cell office:value-type="percentage" office:value="0.81976500964290133" table:style-name="ce44">
            <text:p>82,0%</text:p>
          </table:table-cell>
          <table:table-cell office:value-type="float" office:value="773849" table:style-name="ce43">
            <text:p>773.849</text:p>
          </table:table-cell>
          <table:table-cell office:value-type="percentage" office:value="0.83328559491402776" table:style-name="ce44">
            <text:p>83,3%</text:p>
          </table:table-cell>
          <table:table-cell office:value-type="float" office:value="681596" table:style-name="ce43">
            <text:p>681.596</text:p>
          </table:table-cell>
          <table:table-cell office:value-type="percentage" office:value="0.90528577898731188" table:style-name="ce44">
            <text:p>90,5%</text:p>
          </table:table-cell>
          <table:table-cell office:value-type="float" office:value="6871252" table:style-name="ce43">
            <text:p>6.871.25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207126298732889" table:style-name="ce44">
            <text:p>92,2%</text:p>
          </table:table-cell>
          <table:table-cell office:value-type="percentage" office:value="0.81178146949622365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28" table:style-name="ce46">
            <text:p>100.428</text:p>
          </table:table-cell>
          <table:table-cell office:value-type="percentage" office:value="1" table:style-name="ce47">
            <text:p>100,0%</text:p>
          </table:table-cell>
          <table:table-cell office:value-type="float" office:value="119041" table:style-name="ce46">
            <text:p>119.041</text:p>
          </table:table-cell>
          <table:table-cell office:value-type="percentage" office:value="1" table:style-name="ce47">
            <text:p>100,0%</text:p>
          </table:table-cell>
          <table:table-cell office:value-type="float" office:value="153969" table:style-name="ce46">
            <text:p>153.969</text:p>
          </table:table-cell>
          <table:table-cell office:value-type="percentage" office:value="0.98466428338460166" table:style-name="ce47">
            <text:p>98,5%</text:p>
          </table:table-cell>
          <table:table-cell office:value-type="float" office:value="185911" table:style-name="ce46">
            <text:p>185.911</text:p>
          </table:table-cell>
          <table:table-cell office:value-type="percentage" office:value="0.93768472657944379" table:style-name="ce47">
            <text:p>93,8%</text:p>
          </table:table-cell>
          <table:table-cell office:value-type="float" office:value="188550" table:style-name="ce46">
            <text:p>188.550</text:p>
          </table:table-cell>
          <table:table-cell office:value-type="percentage" office:value="0.87720930665339181" table:style-name="ce47">
            <text:p>87,7%</text:p>
          </table:table-cell>
          <table:table-cell office:value-type="float" office:value="126944" table:style-name="ce46">
            <text:p>126.944</text:p>
          </table:table-cell>
          <table:table-cell office:value-type="percentage" office:value="0.77270126486736546" table:style-name="ce47">
            <text:p>77,3%</text:p>
          </table:table-cell>
          <table:table-cell office:value-type="float" office:value="105214" table:style-name="ce46">
            <text:p>105.214</text:p>
          </table:table-cell>
          <table:table-cell office:value-type="percentage" office:value="0.80684964072361409" table:style-name="ce47">
            <text:p>80,7%</text:p>
          </table:table-cell>
          <table:table-cell office:value-type="float" office:value="89158" table:style-name="ce46">
            <text:p>89.158</text:p>
          </table:table-cell>
          <table:table-cell office:value-type="percentage" office:value="0.86469658322745835" table:style-name="ce47">
            <text:p>86,5%</text:p>
          </table:table-cell>
          <table:table-cell office:value-type="float" office:value="1069215" table:style-name="ce46">
            <text:p>1.069.21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218911954260028" table:style-name="ce47">
            <text:p>90,2%</text:p>
          </table:table-cell>
          <table:table-cell office:value-type="percentage" office:value="0.80428933248382151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96" table:style-name="ce46">
            <text:p>88.296</text:p>
          </table:table-cell>
          <table:table-cell office:value-type="percentage" office:value="1" table:style-name="ce47">
            <text:p>100,0%</text:p>
          </table:table-cell>
          <table:table-cell office:value-type="float" office:value="114080" table:style-name="ce46">
            <text:p>114.080</text:p>
          </table:table-cell>
          <table:table-cell office:value-type="percentage" office:value="1" table:style-name="ce47">
            <text:p>100,0%</text:p>
          </table:table-cell>
          <table:table-cell office:value-type="float" office:value="147803" table:style-name="ce46">
            <text:p>147.803</text:p>
          </table:table-cell>
          <table:table-cell office:value-type="percentage" office:value="0.98764466896533287" table:style-name="ce47">
            <text:p>98,8%</text:p>
          </table:table-cell>
          <table:table-cell office:value-type="float" office:value="152941" table:style-name="ce46">
            <text:p>152.941</text:p>
          </table:table-cell>
          <table:table-cell office:value-type="percentage" office:value="0.94033631528789696" table:style-name="ce47">
            <text:p>94,0%</text:p>
          </table:table-cell>
          <table:table-cell office:value-type="float" office:value="150677" table:style-name="ce46">
            <text:p>150.677</text:p>
          </table:table-cell>
          <table:table-cell office:value-type="percentage" office:value="0.90229530579126072" table:style-name="ce47">
            <text:p>90,2%</text:p>
          </table:table-cell>
          <table:table-cell office:value-type="float" office:value="90590" table:style-name="ce46">
            <text:p>90.590</text:p>
          </table:table-cell>
          <table:table-cell office:value-type="percentage" office:value="0.79151776742885604" table:style-name="ce47">
            <text:p>79,2%</text:p>
          </table:table-cell>
          <table:table-cell office:value-type="float" office:value="66199" table:style-name="ce46">
            <text:p>66.199</text:p>
          </table:table-cell>
          <table:table-cell office:value-type="percentage" office:value="0.83678628762119045" table:style-name="ce47">
            <text:p>83,7%</text:p>
          </table:table-cell>
          <table:table-cell office:value-type="float" office:value="60335" table:style-name="ce46">
            <text:p>60.335</text:p>
          </table:table-cell>
          <table:table-cell office:value-type="percentage" office:value="0.94273437500000001" table:style-name="ce47">
            <text:p>94,3%</text:p>
          </table:table-cell>
          <table:table-cell office:value-type="float" office:value="870921" table:style-name="ce46">
            <text:p>870.92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253648304417802" table:style-name="ce47">
            <text:p>93,3%</text:p>
          </table:table-cell>
          <table:table-cell office:value-type="percentage" office:value="0.8548632487357477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47" table:style-name="ce46">
            <text:p>51.247</text:p>
          </table:table-cell>
          <table:table-cell office:value-type="percentage" office:value="1" table:style-name="ce47">
            <text:p>100,0%</text:p>
          </table:table-cell>
          <table:table-cell office:value-type="float" office:value="79395" table:style-name="ce46">
            <text:p>79.395</text:p>
          </table:table-cell>
          <table:table-cell office:value-type="percentage" office:value="0.98607730140593175" table:style-name="ce47">
            <text:p>98,6%</text:p>
          </table:table-cell>
          <table:table-cell office:value-type="float" office:value="111118" table:style-name="ce46">
            <text:p>111.118</text:p>
          </table:table-cell>
          <table:table-cell office:value-type="percentage" office:value="0.94785508952410202" table:style-name="ce47">
            <text:p>94,8%</text:p>
          </table:table-cell>
          <table:table-cell office:value-type="float" office:value="151523" table:style-name="ce46">
            <text:p>151.523</text:p>
          </table:table-cell>
          <table:table-cell office:value-type="percentage" office:value="0.91390676550239147" table:style-name="ce47">
            <text:p>91,4%</text:p>
          </table:table-cell>
          <table:table-cell office:value-type="float" office:value="170622" table:style-name="ce46">
            <text:p>170.622</text:p>
          </table:table-cell>
          <table:table-cell office:value-type="percentage" office:value="0.82757115418194516" table:style-name="ce47">
            <text:p>82,8%</text:p>
          </table:table-cell>
          <table:table-cell office:value-type="float" office:value="130755" table:style-name="ce46">
            <text:p>130.755</text:p>
          </table:table-cell>
          <table:table-cell office:value-type="percentage" office:value="0.71769665234072688" table:style-name="ce47">
            <text:p>71,8%</text:p>
          </table:table-cell>
          <table:table-cell office:value-type="float" office:value="100555" table:style-name="ce46">
            <text:p>100.555</text:p>
          </table:table-cell>
          <table:table-cell office:value-type="percentage" office:value="0.72896579721912103" table:style-name="ce47">
            <text:p>72,9%</text:p>
          </table:table-cell>
          <table:table-cell office:value-type="float" office:value="78110" table:style-name="ce46">
            <text:p>78.110</text:p>
          </table:table-cell>
          <table:table-cell office:value-type="percentage" office:value="0.81807708420611647" table:style-name="ce47">
            <text:p>81,8%</text:p>
          </table:table-cell>
          <table:table-cell office:value-type="float" office:value="873325" table:style-name="ce46">
            <text:p>873.32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390071381153331" table:style-name="ce47">
            <text:p>84,4%</text:p>
          </table:table-cell>
          <table:table-cell office:value-type="percentage" office:value="0.74544852386980243" table:style-name="ce47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69" table:style-name="ce46">
            <text:p>92.369</text:p>
          </table:table-cell>
          <table:table-cell office:value-type="percentage" office:value="1" table:style-name="ce47">
            <text:p>100,0%</text:p>
          </table:table-cell>
          <table:table-cell office:value-type="float" office:value="151007" table:style-name="ce46">
            <text:p>151.007</text:p>
          </table:table-cell>
          <table:table-cell office:value-type="percentage" office:value="0.97719551416867811" table:style-name="ce47">
            <text:p>97,7%</text:p>
          </table:table-cell>
          <table:table-cell office:value-type="float" office:value="222612" table:style-name="ce46">
            <text:p>222.612</text:p>
          </table:table-cell>
          <table:table-cell office:value-type="percentage" office:value="0.94691439946914402" table:style-name="ce47">
            <text:p>94,7%</text:p>
          </table:table-cell>
          <table:table-cell office:value-type="float" office:value="320793" table:style-name="ce46">
            <text:p>320.793</text:p>
          </table:table-cell>
          <table:table-cell office:value-type="percentage" office:value="0.91521260327749121" table:style-name="ce47">
            <text:p>91,5%</text:p>
          </table:table-cell>
          <table:table-cell office:value-type="float" office:value="317699" table:style-name="ce46">
            <text:p>317.699</text:p>
          </table:table-cell>
          <table:table-cell office:value-type="percentage" office:value="0.81897227291943786" table:style-name="ce47">
            <text:p>81,9%</text:p>
          </table:table-cell>
          <table:table-cell office:value-type="float" office:value="228247" table:style-name="ce46">
            <text:p>228.247</text:p>
          </table:table-cell>
          <table:table-cell office:value-type="percentage" office:value="0.73406896640444597" table:style-name="ce47">
            <text:p>73,4%</text:p>
          </table:table-cell>
          <table:table-cell office:value-type="float" office:value="185011" table:style-name="ce46">
            <text:p>185.011</text:p>
          </table:table-cell>
          <table:table-cell office:value-type="percentage" office:value="0.73490554046109602" table:style-name="ce47">
            <text:p>73,5%</text:p>
          </table:table-cell>
          <table:table-cell office:value-type="float" office:value="151585" table:style-name="ce46">
            <text:p>151.585</text:p>
          </table:table-cell>
          <table:table-cell office:value-type="percentage" office:value="0.84308970672480632" table:style-name="ce47">
            <text:p>84,3%</text:p>
          </table:table-cell>
          <table:table-cell office:value-type="float" office:value="1669323" table:style-name="ce46">
            <text:p>1.669.32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135920814943489" table:style-name="ce47">
            <text:p>85,1%</text:p>
          </table:table-cell>
          <table:table-cell office:value-type="percentage" office:value="0.76716903681698856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88" table:style-name="ce46">
            <text:p>42.188</text:p>
          </table:table-cell>
          <table:table-cell office:value-type="percentage" office:value="1" table:style-name="ce47">
            <text:p>100,0%</text:p>
          </table:table-cell>
          <table:table-cell office:value-type="float" office:value="55983" table:style-name="ce46">
            <text:p>55.983</text:p>
          </table:table-cell>
          <table:table-cell office:value-type="percentage" office:value="1" table:style-name="ce47">
            <text:p>100,0%</text:p>
          </table:table-cell>
          <table:table-cell office:value-type="float" office:value="76699" table:style-name="ce46">
            <text:p>76.699</text:p>
          </table:table-cell>
          <table:table-cell office:value-type="percentage" office:value="0.99164781175253736" table:style-name="ce47">
            <text:p>99,2%</text:p>
          </table:table-cell>
          <table:table-cell office:value-type="float" office:value="84494" table:style-name="ce46">
            <text:p>84.494</text:p>
          </table:table-cell>
          <table:table-cell office:value-type="percentage" office:value="0.93919790138277537" table:style-name="ce47">
            <text:p>93,9%</text:p>
          </table:table-cell>
          <table:table-cell office:value-type="float" office:value="88374" table:style-name="ce46">
            <text:p>88.374</text:p>
          </table:table-cell>
          <table:table-cell office:value-type="percentage" office:value="0.9039061461199358" table:style-name="ce47">
            <text:p>90,4%</text:p>
          </table:table-cell>
          <table:table-cell office:value-type="float" office:value="55549" table:style-name="ce46">
            <text:p>55.549</text:p>
          </table:table-cell>
          <table:table-cell office:value-type="percentage" office:value="0.78823095369857965" table:style-name="ce47">
            <text:p>78,8%</text:p>
          </table:table-cell>
          <table:table-cell office:value-type="float" office:value="42014" table:style-name="ce46">
            <text:p>42.014</text:p>
          </table:table-cell>
          <table:table-cell office:value-type="percentage" office:value="0.83187803187803189" table:style-name="ce47">
            <text:p>83,2%</text:p>
          </table:table-cell>
          <table:table-cell office:value-type="float" office:value="40817" table:style-name="ce46">
            <text:p>40.817</text:p>
          </table:table-cell>
          <table:table-cell office:value-type="percentage" office:value="0.92843982439778905" table:style-name="ce47">
            <text:p>92,8%</text:p>
          </table:table-cell>
          <table:table-cell office:value-type="float" office:value="486118" table:style-name="ce46">
            <text:p>486.11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748131655114119" table:style-name="ce47">
            <text:p>92,7%</text:p>
          </table:table-cell>
          <table:table-cell office:value-type="percentage" office:value="0.833957505940076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28" table:style-name="ce46">
            <text:p>227.928</text:p>
          </table:table-cell>
          <table:table-cell office:value-type="percentage" office:value="1" table:style-name="ce47">
            <text:p>100,0%</text:p>
          </table:table-cell>
          <table:table-cell office:value-type="float" office:value="250399" table:style-name="ce46">
            <text:p>250.399</text:p>
          </table:table-cell>
          <table:table-cell office:value-type="percentage" office:value="1" table:style-name="ce47">
            <text:p>100,0%</text:p>
          </table:table-cell>
          <table:table-cell office:value-type="float" office:value="321947" table:style-name="ce46">
            <text:p>321.947</text:p>
          </table:table-cell>
          <table:table-cell office:value-type="percentage" office:value="1.0105846347014047" table:style-name="ce47">
            <text:p>101,1%</text:p>
          </table:table-cell>
          <table:table-cell office:value-type="float" office:value="352271" table:style-name="ce46">
            <text:p>352.271</text:p>
          </table:table-cell>
          <table:table-cell office:value-type="percentage" office:value="0.92417131238932249" table:style-name="ce47">
            <text:p>92,4%</text:p>
          </table:table-cell>
          <table:table-cell office:value-type="float" office:value="319781" table:style-name="ce46">
            <text:p>319.781</text:p>
          </table:table-cell>
          <table:table-cell office:value-type="percentage" office:value="0.88019983209699837" table:style-name="ce47">
            <text:p>88,0%</text:p>
          </table:table-cell>
          <table:table-cell office:value-type="float" office:value="211948" table:style-name="ce46">
            <text:p>211.948</text:p>
          </table:table-cell>
          <table:table-cell office:value-type="percentage" office:value="0.79149161821325476" table:style-name="ce47">
            <text:p>79,1%</text:p>
          </table:table-cell>
          <table:table-cell office:value-type="float" office:value="172459" table:style-name="ce46">
            <text:p>172.459</text:p>
          </table:table-cell>
          <table:table-cell office:value-type="percentage" office:value="0.81731799095760305" table:style-name="ce47">
            <text:p>81,7%</text:p>
          </table:table-cell>
          <table:table-cell office:value-type="float" office:value="141597" table:style-name="ce46">
            <text:p>141.597</text:p>
          </table:table-cell>
          <table:table-cell office:value-type="percentage" office:value="0.85638857640526911" table:style-name="ce47">
            <text:p>85,6%</text:p>
          </table:table-cell>
          <table:table-cell office:value-type="float" office:value="1998330" table:style-name="ce46">
            <text:p>1.998.33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824342114634649" table:style-name="ce47">
            <text:p>91,8%</text:p>
          </table:table-cell>
          <table:table-cell office:value-type="percentage" office:value="0.83440435121369505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23" table:style-name="ce46">
            <text:p>137.323</text:p>
          </table:table-cell>
          <table:table-cell office:value-type="percentage" office:value="1" table:style-name="ce47">
            <text:p>100,0%</text:p>
          </table:table-cell>
          <table:table-cell office:value-type="float" office:value="158267" table:style-name="ce46">
            <text:p>158.267</text:p>
          </table:table-cell>
          <table:table-cell office:value-type="percentage" office:value="0.99475804677531887" table:style-name="ce47">
            <text:p>99,5%</text:p>
          </table:table-cell>
          <table:table-cell office:value-type="float" office:value="219498" table:style-name="ce46">
            <text:p>219.498</text:p>
          </table:table-cell>
          <table:table-cell office:value-type="percentage" office:value="1.0048250352493087" table:style-name="ce47">
            <text:p>100,5%</text:p>
          </table:table-cell>
          <table:table-cell office:value-type="float" office:value="281529" table:style-name="ce46">
            <text:p>281.529</text:p>
          </table:table-cell>
          <table:table-cell office:value-type="percentage" office:value="0.91560697025478244" table:style-name="ce47">
            <text:p>91,6%</text:p>
          </table:table-cell>
          <table:table-cell office:value-type="float" office:value="280310" table:style-name="ce46">
            <text:p>280.310</text:p>
          </table:table-cell>
          <table:table-cell office:value-type="percentage" office:value="0.84786981443111875" table:style-name="ce47">
            <text:p>84,8%</text:p>
          </table:table-cell>
          <table:table-cell office:value-type="float" office:value="199846" table:style-name="ce46">
            <text:p>199.846</text:p>
          </table:table-cell>
          <table:table-cell office:value-type="percentage" office:value="0.75158047544010742" table:style-name="ce47">
            <text:p>75,2%</text:p>
          </table:table-cell>
          <table:table-cell office:value-type="float" office:value="167639" table:style-name="ce46">
            <text:p>167.639</text:p>
          </table:table-cell>
          <table:table-cell office:value-type="percentage" office:value="0.7686724227265016" table:style-name="ce47">
            <text:p>76,9%</text:p>
          </table:table-cell>
          <table:table-cell office:value-type="float" office:value="148122" table:style-name="ce46">
            <text:p>148.122</text:p>
          </table:table-cell>
          <table:table-cell office:value-type="percentage" office:value="0.85141287103671859" table:style-name="ce47">
            <text:p>85,1%</text:p>
          </table:table-cell>
          <table:table-cell office:value-type="float" office:value="1592534" table:style-name="ce46">
            <text:p>1.592.53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8044454174738385" table:style-name="ce47">
            <text:p>88,0%</text:p>
          </table:table-cell>
          <table:table-cell office:value-type="percentage" office:value="0.77866108356994179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581" table:style-name="ce46">
            <text:p>454.581</text:p>
          </table:table-cell>
          <table:table-cell office:value-type="percentage" office:value="1" table:style-name="ce47">
            <text:p>100,0%</text:p>
          </table:table-cell>
          <table:table-cell office:value-type="float" office:value="616789" table:style-name="ce46">
            <text:p>616.789</text:p>
          </table:table-cell>
          <table:table-cell office:value-type="percentage" office:value="0.97087481032344181" table:style-name="ce47">
            <text:p>97,1%</text:p>
          </table:table-cell>
          <table:table-cell office:value-type="float" office:value="792287" table:style-name="ce46">
            <text:p>792.287</text:p>
          </table:table-cell>
          <table:table-cell office:value-type="percentage" office:value="0.94591945404878797" table:style-name="ce47">
            <text:p>94,6%</text:p>
          </table:table-cell>
          <table:table-cell office:value-type="float" office:value="1029275" table:style-name="ce46">
            <text:p>1.029.275</text:p>
          </table:table-cell>
          <table:table-cell office:value-type="percentage" office:value="0.94274945501841034" table:style-name="ce47">
            <text:p>94,3%</text:p>
          </table:table-cell>
          <table:table-cell office:value-type="float" office:value="1138776" table:style-name="ce46">
            <text:p>1.138.776</text:p>
          </table:table-cell>
          <table:table-cell office:value-type="percentage" office:value="0.86483514397135386" table:style-name="ce47">
            <text:p>86,5%</text:p>
          </table:table-cell>
          <table:table-cell office:value-type="float" office:value="795104" table:style-name="ce46">
            <text:p>795.104</text:p>
          </table:table-cell>
          <table:table-cell office:value-type="percentage" office:value="0.76111853516769223" table:style-name="ce47">
            <text:p>76,1%</text:p>
          </table:table-cell>
          <table:table-cell office:value-type="float" office:value="658700" table:style-name="ce46">
            <text:p>658.700</text:p>
          </table:table-cell>
          <table:table-cell office:value-type="percentage" office:value="0.7851621400942862" table:style-name="ce47">
            <text:p>78,5%</text:p>
          </table:table-cell>
          <table:table-cell office:value-type="float" office:value="551091" table:style-name="ce46">
            <text:p>551.091</text:p>
          </table:table-cell>
          <table:table-cell office:value-type="percentage" office:value="0.83986521703349459" table:style-name="ce47">
            <text:p>84,0%</text:p>
          </table:table-cell>
          <table:table-cell office:value-type="float" office:value="6036603" table:style-name="ce46">
            <text:p>6.036.60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890020325084883" table:style-name="ce47">
            <text:p>87,9%</text:p>
          </table:table-cell>
          <table:table-cell office:value-type="percentage" office:value="0.77586521343994375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64" table:style-name="ce46">
            <text:p>29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432834" table:style-name="ce46">
            <text:p>432.834</text:p>
          </table:table-cell>
          <table:table-cell office:value-type="percentage" office:value="0.9885169299916412" table:style-name="ce47">
            <text:p>98,9%</text:p>
          </table:table-cell>
          <table:table-cell office:value-type="float" office:value="569186" table:style-name="ce46">
            <text:p>569.186</text:p>
          </table:table-cell>
          <table:table-cell office:value-type="percentage" office:value="0.98012494661872684" table:style-name="ce47">
            <text:p>98,0%</text:p>
          </table:table-cell>
          <table:table-cell office:value-type="float" office:value="713965" table:style-name="ce46">
            <text:p>713.965</text:p>
          </table:table-cell>
          <table:table-cell office:value-type="percentage" office:value="0.94900004519269365" table:style-name="ce47">
            <text:p>94,9%</text:p>
          </table:table-cell>
          <table:table-cell office:value-type="float" office:value="753927" table:style-name="ce46">
            <text:p>753.927</text:p>
          </table:table-cell>
          <table:table-cell office:value-type="percentage" office:value="0.88531895705435026" table:style-name="ce47">
            <text:p>88,5%</text:p>
          </table:table-cell>
          <table:table-cell office:value-type="float" office:value="513192" table:style-name="ce46">
            <text:p>513.192</text:p>
          </table:table-cell>
          <table:table-cell office:value-type="percentage" office:value="0.79103642492820914" table:style-name="ce47">
            <text:p>79,1%</text:p>
          </table:table-cell>
          <table:table-cell office:value-type="float" office:value="428519" table:style-name="ce46">
            <text:p>428.519</text:p>
          </table:table-cell>
          <table:table-cell office:value-type="percentage" office:value="0.83026044028008661" table:style-name="ce47">
            <text:p>83,0%</text:p>
          </table:table-cell>
          <table:table-cell office:value-type="float" office:value="375916" table:style-name="ce46">
            <text:p>375.916</text:p>
          </table:table-cell>
          <table:table-cell office:value-type="percentage" office:value="0.88548539447060404" table:style-name="ce47">
            <text:p>88,5%</text:p>
          </table:table-cell>
          <table:table-cell office:value-type="float" office:value="4080903" table:style-name="ce46">
            <text:p>4.080.90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919912602521269" table:style-name="ce47">
            <text:p>90,9%</text:p>
          </table:table-cell>
          <table:table-cell office:value-type="percentage" office:value="0.8069246896548451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11" table:style-name="ce46">
            <text:p>77.611</text:p>
          </table:table-cell>
          <table:table-cell office:value-type="percentage" office:value="1" table:style-name="ce47">
            <text:p>100,0%</text:p>
          </table:table-cell>
          <table:table-cell office:value-type="float" office:value="95671" table:style-name="ce46">
            <text:p>95.671</text:p>
          </table:table-cell>
          <table:table-cell office:value-type="percentage" office:value="1" table:style-name="ce47">
            <text:p>100,0%</text:p>
          </table:table-cell>
          <table:table-cell office:value-type="float" office:value="132294" table:style-name="ce46">
            <text:p>132.294</text:p>
          </table:table-cell>
          <table:table-cell office:value-type="percentage" office:value="1.0558433162805174" table:style-name="ce47">
            <text:p>105,6%</text:p>
          </table:table-cell>
          <table:table-cell office:value-type="float" office:value="161041" table:style-name="ce46">
            <text:p>161.041</text:p>
          </table:table-cell>
          <table:table-cell office:value-type="percentage" office:value="0.95168896558245086" table:style-name="ce47">
            <text:p>95,2%</text:p>
          </table:table-cell>
          <table:table-cell office:value-type="float" office:value="145320" table:style-name="ce46">
            <text:p>145.320</text:p>
          </table:table-cell>
          <table:table-cell office:value-type="percentage" office:value="0.91113145322081079" table:style-name="ce47">
            <text:p>91,1%</text:p>
          </table:table-cell>
          <table:table-cell office:value-type="float" office:value="112062" table:style-name="ce46">
            <text:p>112.062</text:p>
          </table:table-cell>
          <table:table-cell office:value-type="percentage" office:value="0.83954779403501678" table:style-name="ce47">
            <text:p>84,0%</text:p>
          </table:table-cell>
          <table:table-cell office:value-type="float" office:value="92272" table:style-name="ce46">
            <text:p>92.272</text:p>
          </table:table-cell>
          <table:table-cell office:value-type="percentage" office:value="0.81426050123543947" table:style-name="ce47">
            <text:p>81,4%</text:p>
          </table:table-cell>
          <table:table-cell office:value-type="float" office:value="77404" table:style-name="ce46">
            <text:p>77.404</text:p>
          </table:table-cell>
          <table:table-cell office:value-type="percentage" office:value="0.91332153392330384" table:style-name="ce47">
            <text:p>91,3%</text:p>
          </table:table-cell>
          <table:table-cell office:value-type="float" office:value="893675" table:style-name="ce46">
            <text:p>893.67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731940337956254" table:style-name="ce47">
            <text:p>93,7%</text:p>
          </table:table-cell>
          <table:table-cell office:value-type="percentage" office:value="0.83993037508916935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336" table:style-name="ce46">
            <text:p>241.336</text:p>
          </table:table-cell>
          <table:table-cell office:value-type="percentage" office:value="1" table:style-name="ce47">
            <text:p>100,0%</text:p>
          </table:table-cell>
          <table:table-cell office:value-type="float" office:value="290916" table:style-name="ce46">
            <text:p>290.916</text:p>
          </table:table-cell>
          <table:table-cell office:value-type="percentage" office:value="1" table:style-name="ce47">
            <text:p>100,0%</text:p>
          </table:table-cell>
          <table:table-cell office:value-type="float" office:value="346722" table:style-name="ce46">
            <text:p>346.722</text:p>
          </table:table-cell>
          <table:table-cell office:value-type="percentage" office:value="0.99940909759113594" table:style-name="ce47">
            <text:p>99,9%</text:p>
          </table:table-cell>
          <table:table-cell office:value-type="float" office:value="391233" table:style-name="ce46">
            <text:p>391.233</text:p>
          </table:table-cell>
          <table:table-cell office:value-type="percentage" office:value="0.96389160583312183" table:style-name="ce47">
            <text:p>96,4%</text:p>
          </table:table-cell>
          <table:table-cell office:value-type="float" office:value="408816" table:style-name="ce46">
            <text:p>408.816</text:p>
          </table:table-cell>
          <table:table-cell office:value-type="percentage" office:value="0.92237506796834989" table:style-name="ce47">
            <text:p>92,2%</text:p>
          </table:table-cell>
          <table:table-cell office:value-type="float" office:value="264525" table:style-name="ce46">
            <text:p>264.525</text:p>
          </table:table-cell>
          <table:table-cell office:value-type="percentage" office:value="0.81792967397219607" table:style-name="ce47">
            <text:p>81,8%</text:p>
          </table:table-cell>
          <table:table-cell office:value-type="float" office:value="199215" table:style-name="ce46">
            <text:p>199.215</text:p>
          </table:table-cell>
          <table:table-cell office:value-type="percentage" office:value="0.86247353678441085" table:style-name="ce47">
            <text:p>86,2%</text:p>
          </table:table-cell>
          <table:table-cell office:value-type="float" office:value="171434" table:style-name="ce46">
            <text:p>171.434</text:p>
          </table:table-cell>
          <table:table-cell office:value-type="percentage" office:value="0.95237407434155341" table:style-name="ce47">
            <text:p>95,2%</text:p>
          </table:table-cell>
          <table:table-cell office:value-type="float" office:value="2314197" table:style-name="ce46">
            <text:p>2.314.197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83961235234759" table:style-name="ce47">
            <text:p>94,3%</text:p>
          </table:table-cell>
          <table:table-cell office:value-type="percentage" office:value="0.85653295057885082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49" table:style-name="ce46">
            <text:p>23.249</text:p>
          </table:table-cell>
          <table:table-cell office:value-type="percentage" office:value="1" table:style-name="ce47">
            <text:p>100,0%</text:p>
          </table:table-cell>
          <table:table-cell office:value-type="float" office:value="28637" table:style-name="ce46">
            <text:p>28.637</text:p>
          </table:table-cell>
          <table:table-cell office:value-type="percentage" office:value="1" table:style-name="ce47">
            <text:p>100,0%</text:p>
          </table:table-cell>
          <table:table-cell office:value-type="float" office:value="37948" table:style-name="ce46">
            <text:p>37.948</text:p>
          </table:table-cell>
          <table:table-cell office:value-type="percentage" office:value="1.0060978842992736" table:style-name="ce47">
            <text:p>100,6%</text:p>
          </table:table-cell>
          <table:table-cell office:value-type="float" office:value="45149" table:style-name="ce46">
            <text:p>45.149</text:p>
          </table:table-cell>
          <table:table-cell office:value-type="percentage" office:value="0.94723481033904" table:style-name="ce47">
            <text:p>94,7%</text:p>
          </table:table-cell>
          <table:table-cell office:value-type="float" office:value="47405" table:style-name="ce46">
            <text:p>47.405</text:p>
          </table:table-cell>
          <table:table-cell office:value-type="percentage" office:value="0.89532929155570662" table:style-name="ce47">
            <text:p>89,5%</text:p>
          </table:table-cell>
          <table:table-cell office:value-type="float" office:value="31322" table:style-name="ce46">
            <text:p>31.322</text:p>
          </table:table-cell>
          <table:table-cell office:value-type="percentage" office:value="0.7966123248302347" table:style-name="ce47">
            <text:p>79,7%</text:p>
          </table:table-cell>
          <table:table-cell office:value-type="float" office:value="24358" table:style-name="ce46">
            <text:p>24.358</text:p>
          </table:table-cell>
          <table:table-cell office:value-type="percentage" office:value="0.7997242103880754" table:style-name="ce47">
            <text:p>80,0%</text:p>
          </table:table-cell>
          <table:table-cell office:value-type="float" office:value="22416" table:style-name="ce46">
            <text:p>22.416</text:p>
          </table:table-cell>
          <table:table-cell office:value-type="percentage" office:value="0.87795707347642171" table:style-name="ce47">
            <text:p>87,8%</text:p>
          </table:table-cell>
          <table:table-cell office:value-type="float" office:value="260484" table:style-name="ce46">
            <text:p>260.48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729408036060145" table:style-name="ce47">
            <text:p>91,7%</text:p>
          </table:table-cell>
          <table:table-cell office:value-type="percentage" office:value="0.81423132466850467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468" table:style-name="ce46">
            <text:p>372.468</text:p>
          </table:table-cell>
          <table:table-cell office:value-type="percentage" office:value="1" table:style-name="ce47">
            <text:p>100,0%</text:p>
          </table:table-cell>
          <table:table-cell office:value-type="float" office:value="511126" table:style-name="ce46">
            <text:p>511.126</text:p>
          </table:table-cell>
          <table:table-cell office:value-type="percentage" office:value="0.97157281863439282" table:style-name="ce47">
            <text:p>97,2%</text:p>
          </table:table-cell>
          <table:table-cell office:value-type="float" office:value="682320" table:style-name="ce46">
            <text:p>682.320</text:p>
          </table:table-cell>
          <table:table-cell office:value-type="percentage" office:value="0.97013747595343813" table:style-name="ce47">
            <text:p>97,0%</text:p>
          </table:table-cell>
          <table:table-cell office:value-type="float" office:value="942063" table:style-name="ce46">
            <text:p>942.063</text:p>
          </table:table-cell>
          <table:table-cell office:value-type="percentage" office:value="0.96842050076944186" table:style-name="ce47">
            <text:p>96,8%</text:p>
          </table:table-cell>
          <table:table-cell office:value-type="float" office:value="1030262" table:style-name="ce46">
            <text:p>1.030.262</text:p>
          </table:table-cell>
          <table:table-cell office:value-type="percentage" office:value="0.88360859746940534" table:style-name="ce47">
            <text:p>88,4%</text:p>
          </table:table-cell>
          <table:table-cell office:value-type="float" office:value="748439" table:style-name="ce46">
            <text:p>748.439</text:p>
          </table:table-cell>
          <table:table-cell office:value-type="percentage" office:value="0.78812918579672298" table:style-name="ce47">
            <text:p>78,8%</text:p>
          </table:table-cell>
          <table:table-cell office:value-type="float" office:value="601479" table:style-name="ce46">
            <text:p>601.479</text:p>
          </table:table-cell>
          <table:table-cell office:value-type="percentage" office:value="0.81010000336711674" table:style-name="ce47">
            <text:p>81,0%</text:p>
          </table:table-cell>
          <table:table-cell office:value-type="float" office:value="462123" table:style-name="ce46">
            <text:p>462.123</text:p>
          </table:table-cell>
          <table:table-cell office:value-type="percentage" office:value="0.83484722026512892" table:style-name="ce47">
            <text:p>83,5%</text:p>
          </table:table-cell>
          <table:table-cell office:value-type="float" office:value="5350280" table:style-name="ce46">
            <text:p>5.350.28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500441373002093" table:style-name="ce47">
            <text:p>89,5%</text:p>
          </table:table-cell>
          <table:table-cell office:value-type="percentage" office:value="0.78913987959683107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49" table:style-name="ce46">
            <text:p>73.349</text:p>
          </table:table-cell>
          <table:table-cell office:value-type="percentage" office:value="1" table:style-name="ce47">
            <text:p>100,0%</text:p>
          </table:table-cell>
          <table:table-cell office:value-type="float" office:value="102883" table:style-name="ce46">
            <text:p>102.883</text:p>
          </table:table-cell>
          <table:table-cell office:value-type="percentage" office:value="0.99984450772116351" table:style-name="ce47">
            <text:p>100,0%</text:p>
          </table:table-cell>
          <table:table-cell office:value-type="float" office:value="145830" table:style-name="ce46">
            <text:p>145.830</text:p>
          </table:table-cell>
          <table:table-cell office:value-type="percentage" office:value="0.99265531723720124" table:style-name="ce47">
            <text:p>99,3%</text:p>
          </table:table-cell>
          <table:table-cell office:value-type="float" office:value="207056" table:style-name="ce46">
            <text:p>207.056</text:p>
          </table:table-cell>
          <table:table-cell office:value-type="percentage" office:value="0.97092696102337095" table:style-name="ce47">
            <text:p>97,1%</text:p>
          </table:table-cell>
          <table:table-cell office:value-type="float" office:value="231165" table:style-name="ce46">
            <text:p>231.165</text:p>
          </table:table-cell>
          <table:table-cell office:value-type="percentage" office:value="0.90953623154192098" table:style-name="ce47">
            <text:p>91,0%</text:p>
          </table:table-cell>
          <table:table-cell office:value-type="float" office:value="167791" table:style-name="ce46">
            <text:p>167.791</text:p>
          </table:table-cell>
          <table:table-cell office:value-type="percentage" office:value="0.80281622751826531" table:style-name="ce47">
            <text:p>80,3%</text:p>
          </table:table-cell>
          <table:table-cell office:value-type="float" office:value="141966" table:style-name="ce46">
            <text:p>141.966</text:p>
          </table:table-cell>
          <table:table-cell office:value-type="percentage" office:value="0.82419534624494917" table:style-name="ce47">
            <text:p>82,4%</text:p>
          </table:table-cell>
          <table:table-cell office:value-type="float" office:value="122033" table:style-name="ce46">
            <text:p>122.033</text:p>
          </table:table-cell>
          <table:table-cell office:value-type="percentage" office:value="0.8600293176596614" table:style-name="ce47">
            <text:p>86,0%</text:p>
          </table:table-cell>
          <table:table-cell office:value-type="float" office:value="1192073" table:style-name="ce46">
            <text:p>1.192.07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988423348092606" table:style-name="ce47">
            <text:p>91,0%</text:p>
          </table:table-cell>
          <table:table-cell office:value-type="percentage" office:value="0.78879881634486926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90" table:style-name="ce46">
            <text:p>42.190</text:p>
          </table:table-cell>
          <table:table-cell office:value-type="percentage" office:value="1" table:style-name="ce47">
            <text:p>100,0%</text:p>
          </table:table-cell>
          <table:table-cell office:value-type="float" office:value="55839" table:style-name="ce46">
            <text:p>55.839</text:p>
          </table:table-cell>
          <table:table-cell office:value-type="percentage" office:value="1" table:style-name="ce47">
            <text:p>100,0%</text:p>
          </table:table-cell>
          <table:table-cell office:value-type="float" office:value="72028" table:style-name="ce46">
            <text:p>72.028</text:p>
          </table:table-cell>
          <table:table-cell office:value-type="percentage" office:value="0.97540761605546833" table:style-name="ce47">
            <text:p>97,5%</text:p>
          </table:table-cell>
          <table:table-cell office:value-type="float" office:value="91913" table:style-name="ce46">
            <text:p>91.913</text:p>
          </table:table-cell>
          <table:table-cell office:value-type="percentage" office:value="0.95055536020849274" table:style-name="ce47">
            <text:p>95,1%</text:p>
          </table:table-cell>
          <table:table-cell office:value-type="float" office:value="95541" table:style-name="ce46">
            <text:p>95.541</text:p>
          </table:table-cell>
          <table:table-cell office:value-type="percentage" office:value="0.88462250699061129" table:style-name="ce47">
            <text:p>88,5%</text:p>
          </table:table-cell>
          <table:table-cell office:value-type="float" office:value="64625" table:style-name="ce46">
            <text:p>64.625</text:p>
          </table:table-cell>
          <table:table-cell office:value-type="percentage" office:value="0.79449478122963824" table:style-name="ce47">
            <text:p>79,4%</text:p>
          </table:table-cell>
          <table:table-cell office:value-type="float" office:value="57966" table:style-name="ce46">
            <text:p>57.966</text:p>
          </table:table-cell>
          <table:table-cell office:value-type="percentage" office:value="0.85085208507640142" table:style-name="ce47">
            <text:p>85,1%</text:p>
          </table:table-cell>
          <table:table-cell office:value-type="float" office:value="50778" table:style-name="ce46">
            <text:p>50.778</text:p>
          </table:table-cell>
          <table:table-cell office:value-type="percentage" office:value="0.90051074696743993" table:style-name="ce47">
            <text:p>90,1%</text:p>
          </table:table-cell>
          <table:table-cell office:value-type="float" office:value="530880" table:style-name="ce46">
            <text:p>530.880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31785452581388" table:style-name="ce47">
            <text:p>91,3%</text:p>
          </table:table-cell>
          <table:table-cell office:value-type="percentage" office:value="0.80290745420804999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145" table:style-name="ce46">
            <text:p>162.145</text:p>
          </table:table-cell>
          <table:table-cell office:value-type="percentage" office:value="1.0265590376701488" table:style-name="ce47">
            <text:p>102,7%</text:p>
          </table:table-cell>
          <table:table-cell office:value-type="float" office:value="212391" table:style-name="ce46">
            <text:p>212.391</text:p>
          </table:table-cell>
          <table:table-cell office:value-type="percentage" office:value="0.99676179481042415" table:style-name="ce47">
            <text:p>99,7%</text:p>
          </table:table-cell>
          <table:table-cell office:value-type="float" office:value="274192" table:style-name="ce46">
            <text:p>274.192</text:p>
          </table:table-cell>
          <table:table-cell office:value-type="percentage" office:value="0.9788411353746086" table:style-name="ce47">
            <text:p>97,9%</text:p>
          </table:table-cell>
          <table:table-cell office:value-type="float" office:value="322752" table:style-name="ce46">
            <text:p>322.752</text:p>
          </table:table-cell>
          <table:table-cell office:value-type="percentage" office:value="0.94933480794289027" table:style-name="ce47">
            <text:p>94,9%</text:p>
          </table:table-cell>
          <table:table-cell office:value-type="float" office:value="320410" table:style-name="ce46">
            <text:p>320.410</text:p>
          </table:table-cell>
          <table:table-cell office:value-type="percentage" office:value="0.88478542413974981" table:style-name="ce47">
            <text:p>88,5%</text:p>
          </table:table-cell>
          <table:table-cell office:value-type="float" office:value="204390" table:style-name="ce46">
            <text:p>204.390</text:p>
          </table:table-cell>
          <table:table-cell office:value-type="percentage" office:value="0.78447703450102291" table:style-name="ce47">
            <text:p>78,4%</text:p>
          </table:table-cell>
          <table:table-cell office:value-type="float" office:value="167705" table:style-name="ce46">
            <text:p>167.705</text:p>
          </table:table-cell>
          <table:table-cell office:value-type="percentage" office:value="0.83214246727599317" table:style-name="ce47">
            <text:p>83,2%</text:p>
          </table:table-cell>
          <table:table-cell office:value-type="float" office:value="151485" table:style-name="ce46">
            <text:p>151.485</text:p>
          </table:table-cell>
          <table:table-cell office:value-type="percentage" office:value="0.89845557097612183" table:style-name="ce47">
            <text:p>89,8%</text:p>
          </table:table-cell>
          <table:table-cell office:value-type="float" office:value="1815470" table:style-name="ce46">
            <text:p>1.815.470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508173369900248" table:style-name="ce47">
            <text:p>91,5%</text:p>
          </table:table-cell>
          <table:table-cell office:value-type="percentage" office:value="0.81759366342055673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551" table:style-name="ce46">
            <text:p>7.551</text:p>
          </table:table-cell>
          <table:table-cell office:value-type="percentage" office:value="0.96105383734249716" table:style-name="ce47">
            <text:p>96,1%</text:p>
          </table:table-cell>
          <table:table-cell office:value-type="float" office:value="10523" table:style-name="ce46">
            <text:p>10.523</text:p>
          </table:table-cell>
          <table:table-cell office:value-type="percentage" office:value="0.91060920733817929" table:style-name="ce47">
            <text:p>91,1%</text:p>
          </table:table-cell>
          <table:table-cell office:value-type="float" office:value="11042" table:style-name="ce46">
            <text:p>11.042</text:p>
          </table:table-cell>
          <table:table-cell office:value-type="percentage" office:value="0.87343774719190004" table:style-name="ce47">
            <text:p>87,3%</text:p>
          </table:table-cell>
          <table:table-cell office:value-type="float" office:value="9072" table:style-name="ce46">
            <text:p>9.072</text:p>
          </table:table-cell>
          <table:table-cell office:value-type="percentage" office:value="0.76273751471330087" table:style-name="ce47">
            <text:p>76,3%</text:p>
          </table:table-cell>
          <table:table-cell office:value-type="float" office:value="8805" table:style-name="ce46">
            <text:p>8.805</text:p>
          </table:table-cell>
          <table:table-cell office:value-type="percentage" office:value="0.80286313485912286" table:style-name="ce47">
            <text:p>80,3%</text:p>
          </table:table-cell>
          <table:table-cell office:value-type="float" office:value="8175" table:style-name="ce46">
            <text:p>8.175</text:p>
          </table:table-cell>
          <table:table-cell office:value-type="percentage" office:value="0.89579224194608809" table:style-name="ce47">
            <text:p>89,6%</text:p>
          </table:table-cell>
          <table:table-cell office:value-type="float" office:value="61403" table:style-name="ce46">
            <text:p>61.40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525752131332345" table:style-name="ce47">
            <text:p>86,5%</text:p>
          </table:table-cell>
          <table:table-cell office:value-type="percentage" office:value="0.72923445998907388" table:style-name="ce47">
            <text:p>7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5" table:style-name="ce46">
            <text:p>2.045</text:p>
          </table:table-cell>
          <table:table-cell office:value-type="percentage" office:value="0.87058322690506595" table:style-name="ce47">
            <text:p>87,1%</text:p>
          </table:table-cell>
          <table:table-cell office:value-type="float" office:value="3361" table:style-name="ce46">
            <text:p>3.361</text:p>
          </table:table-cell>
          <table:table-cell office:value-type="percentage" office:value="0.8967449306296692" table:style-name="ce47">
            <text:p>89,7%</text:p>
          </table:table-cell>
          <table:table-cell office:value-type="float" office:value="7350" table:style-name="ce46">
            <text:p>7.350</text:p>
          </table:table-cell>
          <table:table-cell office:value-type="percentage" office:value="0.93905711000383285" table:style-name="ce47">
            <text:p>93,9%</text:p>
          </table:table-cell>
          <table:table-cell office:value-type="float" office:value="9953" table:style-name="ce46">
            <text:p>9.953</text:p>
          </table:table-cell>
          <table:table-cell office:value-type="percentage" office:value="0.88087441366492614" table:style-name="ce47">
            <text:p>88,1%</text:p>
          </table:table-cell>
          <table:table-cell office:value-type="float" office:value="10418" table:style-name="ce46">
            <text:p>10.418</text:p>
          </table:table-cell>
          <table:table-cell office:value-type="percentage" office:value="0.86802199633394439" table:style-name="ce47">
            <text:p>86,8%</text:p>
          </table:table-cell>
          <table:table-cell office:value-type="float" office:value="8863" table:style-name="ce46">
            <text:p>8.863</text:p>
          </table:table-cell>
          <table:table-cell office:value-type="percentage" office:value="0.73048710129399164" table:style-name="ce47">
            <text:p>73,0%</text:p>
          </table:table-cell>
          <table:table-cell office:value-type="float" office:value="8804" table:style-name="ce46">
            <text:p>8.804</text:p>
          </table:table-cell>
          <table:table-cell office:value-type="percentage" office:value="0.73397248853689034" table:style-name="ce47">
            <text:p>73,4%</text:p>
          </table:table-cell>
          <table:table-cell office:value-type="float" office:value="8084" table:style-name="ce46">
            <text:p>8.084</text:p>
          </table:table-cell>
          <table:table-cell office:value-type="percentage" office:value="0.84437016920827246" table:style-name="ce47">
            <text:p>84,4%</text:p>
          </table:table-cell>
          <table:table-cell office:value-type="float" office:value="58878" table:style-name="ce46">
            <text:p>58.87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3012111043749204" table:style-name="ce47">
            <text:p>83,0%</text:p>
          </table:table-cell>
          <table:table-cell office:value-type="percentage" office:value="0.67616794524323576" table:style-name="ce47">
            <text:p>67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6" table:style-name="ce46">
            <text:p>3.586</text:p>
          </table:table-cell>
          <table:table-cell office:value-type="string" table:style-name="ce47">
            <text:p>-</text:p>
          </table:table-cell>
          <table:table-cell office:value-type="float" office:value="9501" table:style-name="ce46">
            <text:p>9.501</text:p>
          </table:table-cell>
          <table:table-cell office:value-type="string" table:style-name="ce47">
            <text:p>-</text:p>
          </table:table-cell>
          <table:table-cell office:value-type="float" office:value="22111" table:style-name="ce46">
            <text:p>22.111</text:p>
          </table:table-cell>
          <table:table-cell office:value-type="string" table:style-name="ce47">
            <text:p>-</text:p>
          </table:table-cell>
          <table:table-cell office:value-type="float" office:value="31867" table:style-name="ce46">
            <text:p>31.867</text:p>
          </table:table-cell>
          <table:table-cell office:value-type="string" table:style-name="ce47">
            <text:p>-</text:p>
          </table:table-cell>
          <table:table-cell office:value-type="float" office:value="23835" table:style-name="ce46">
            <text:p>23.835</text:p>
          </table:table-cell>
          <table:table-cell office:value-type="string" table:style-name="ce47">
            <text:p>-</text:p>
          </table:table-cell>
          <table:table-cell office:value-type="float" office:value="1251" table:style-name="ce46">
            <text:p>1.251</text:p>
          </table:table-cell>
          <table:table-cell office:value-type="string" table:style-name="ce47">
            <text:p>-</text:p>
          </table:table-cell>
          <table:table-cell office:value-type="float" office:value="92192" table:style-name="ce46">
            <text:p>92.19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80" table:style-name="ce49">
            <text:p>280</text:p>
          </table:table-cell>
          <table:table-cell office:value-type="string" table:style-name="ce50">
            <text:p>-</text:p>
          </table:table-cell>
          <table:table-cell office:value-type="float" office:value="864" table:style-name="ce49">
            <text:p>864</text:p>
          </table:table-cell>
          <table:table-cell office:value-type="string" table:style-name="ce50">
            <text:p>-</text:p>
          </table:table-cell>
          <table:table-cell office:value-type="float" office:value="1789" table:style-name="ce49">
            <text:p>1.789</text:p>
          </table:table-cell>
          <table:table-cell office:value-type="string" table:style-name="ce50">
            <text:p>-</text:p>
          </table:table-cell>
          <table:table-cell office:value-type="float" office:value="2194" table:style-name="ce49">
            <text:p>2.194</text:p>
          </table:table-cell>
          <table:table-cell office:value-type="string" table:style-name="ce50">
            <text:p>-</text:p>
          </table:table-cell>
          <table:table-cell office:value-type="float" office:value="1968" table:style-name="ce49">
            <text:p>1.968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13" table:style-name="ce49">
            <text:p>7.41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4676" table:style-name="ce53">
            <text:p>2.914.676</text:p>
          </table:table-cell>
          <table:table-cell office:value-type="percentage" office:value="1" table:style-name="ce54">
            <text:p>100,0%</text:p>
          </table:table-cell>
          <table:table-cell office:value-type="float" office:value="3934468" table:style-name="ce53">
            <text:p>3.934.468</text:p>
          </table:table-cell>
          <table:table-cell office:value-type="percentage" office:value="0.99354123501121827" table:style-name="ce54">
            <text:p>99,4%</text:p>
          </table:table-cell>
          <table:table-cell office:value-type="float" office:value="5253588" table:style-name="ce53">
            <text:p>5.253.588</text:p>
          </table:table-cell>
          <table:table-cell office:value-type="percentage" office:value="0.98437357714635187" table:style-name="ce54">
            <text:p>98,4%</text:p>
          </table:table-cell>
          <table:table-cell office:value-type="float" office:value="6680378" table:style-name="ce53">
            <text:p>6.680.378</text:p>
          </table:table-cell>
          <table:table-cell office:value-type="percentage" office:value="0.9498204684966074" table:style-name="ce54">
            <text:p>95,0%</text:p>
          </table:table-cell>
          <table:table-cell office:value-type="float" office:value="6988041" table:style-name="ce53">
            <text:p>6.988.041</text:p>
          </table:table-cell>
          <table:table-cell office:value-type="percentage" office:value="0.88548832785481824" table:style-name="ce54">
            <text:p>88,5%</text:p>
          </table:table-cell>
          <table:table-cell office:value-type="float" office:value="4932035" table:style-name="ce53">
            <text:p>4.932.035</text:p>
          </table:table-cell>
          <table:table-cell office:value-type="percentage" office:value="0.79160770178108864" table:style-name="ce54">
            <text:p>79,2%</text:p>
          </table:table-cell>
          <table:table-cell office:value-type="float" office:value="4028532" table:style-name="ce53">
            <text:p>4.028.532</text:p>
          </table:table-cell>
          <table:table-cell office:value-type="percentage" office:value="0.81472705798602119" table:style-name="ce54">
            <text:p>81,5%</text:p>
          </table:table-cell>
          <table:table-cell office:value-type="float" office:value="3393751" table:style-name="ce53">
            <text:p>3.393.751</text:p>
          </table:table-cell>
          <table:table-cell office:value-type="percentage" office:value="0.87272435984803098" table:style-name="ce54">
            <text:p>87,3%</text:p>
          </table:table-cell>
          <table:table-cell office:value-type="float" office:value="38125469" table:style-name="ce53">
            <text:p>38.125.46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516679947427137" table:style-name="ce54">
            <text:p>90,5%</text:p>
          </table:table-cell>
          <table:table-cell office:value-type="percentage" office:value="0.80347376687787841" table:style-name="ce54">
            <text:p>80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4">
            <text:p>Astrazeneca</text:p>
          </table:table-cell>
          <table:covered-table-cell/>
          <table:table-cell table:number-columns-repeated="16371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71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65668" table:style-name="ce60">
            <text:p>965.668</text:p>
          </table:table-cell>
          <table:table-cell office:value-type="percentage" office:value="0.89243892408426562" table:style-name="ce61">
            <text:p>89,2%</text:p>
          </table:table-cell>
          <table:table-cell office:value-type="float" office:value="753198" table:style-name="ce60">
            <text:p>753.198</text:p>
          </table:table-cell>
          <table:table-cell office:value-type="percentage" office:value="0.81131404787756578" table:style-name="ce61">
            <text:p>81,1%</text:p>
          </table:table-cell>
          <table:table-cell office:value-type="float" office:value="324249" table:style-name="ce60">
            <text:p>324.249</text:p>
          </table:table-cell>
          <table:table-cell office:value-type="percentage" office:value="0.26673373762368091" table:style-name="ce61">
            <text:p>26,7%</text:p>
          </table:table-cell>
          <table:table-cell office:value-type="float" office:value="147104" table:style-name="ce60">
            <text:p>147.104</text:p>
          </table:table-cell>
          <table:table-cell office:value-type="percentage" office:value="0.11721004648435197" table:style-name="ce61">
            <text:p>11,7%</text:p>
          </table:table-cell>
          <table:table-cell office:value-type="float" office:value="161412" table:style-name="ce60">
            <text:p>161.412</text:p>
          </table:table-cell>
          <table:table-cell office:value-type="percentage" office:value="0.50669738853643143" table:style-name="ce44">
            <text:p>50,7%</text:p>
          </table:table-cell>
          <table:table-cell office:value-type="float" office:value="547803" table:style-name="ce60">
            <text:p>547.803</text:p>
          </table:table-cell>
          <table:table-cell office:value-type="percentage" office:value="0.63219028846553327" table:style-name="ce44">
            <text:p>63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7097" table:style-name="ce7">
            <text:p>197.097</text:p>
          </table:table-cell>
          <table:table-cell office:value-type="percentage" office:value="0.89806305218504667" table:style-name="ce47">
            <text:p>89,8%</text:p>
          </table:table-cell>
          <table:table-cell office:value-type="float" office:value="127727" table:style-name="ce7">
            <text:p>127.727</text:p>
          </table:table-cell>
          <table:table-cell office:value-type="percentage" office:value="0.82956309386954519" table:style-name="ce47">
            <text:p>83,0%</text:p>
          </table:table-cell>
          <table:table-cell office:value-type="float" office:value="79399" table:style-name="ce7">
            <text:p>79.399</text:p>
          </table:table-cell>
          <table:table-cell office:value-type="percentage" office:value="0.42708069990479314" table:style-name="ce47">
            <text:p>42,7%</text:p>
          </table:table-cell>
          <table:table-cell office:value-type="float" office:value="37603" table:style-name="ce7">
            <text:p>37.603</text:p>
          </table:table-cell>
          <table:table-cell office:value-type="percentage" office:value="0.1994325112702201" table:style-name="ce47">
            <text:p>19,9%</text:p>
          </table:table-cell>
          <table:table-cell office:value-type="float" office:value="32391" table:style-name="ce7">
            <text:p>32.391</text:p>
          </table:table-cell>
          <table:table-cell office:value-type="percentage" office:value="0.5516084535345106" table:style-name="ce47">
            <text:p>55,2%</text:p>
          </table:table-cell>
          <table:table-cell office:value-type="float" office:value="104719" table:style-name="ce7">
            <text:p>104.719</text:p>
          </table:table-cell>
          <table:table-cell office:value-type="percentage" office:value="0.77333047787140086" table:style-name="ce47">
            <text:p>77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9606" table:style-name="ce7">
            <text:p>189.606</text:p>
          </table:table-cell>
          <table:table-cell office:value-type="percentage" office:value="0.93689963236747442" table:style-name="ce47">
            <text:p>93,7%</text:p>
          </table:table-cell>
          <table:table-cell office:value-type="float" office:value="137395" table:style-name="ce7">
            <text:p>137.395</text:p>
          </table:table-cell>
          <table:table-cell office:value-type="percentage" office:value="0.92958194353294588" table:style-name="ce47">
            <text:p>93,0%</text:p>
          </table:table-cell>
          <table:table-cell office:value-type="float" office:value="131551" table:style-name="ce7">
            <text:p>131.551</text:p>
          </table:table-cell>
          <table:table-cell office:value-type="percentage" office:value="0.86014214631786112" table:style-name="ce47">
            <text:p>86,0%</text:p>
          </table:table-cell>
          <table:table-cell office:value-type="float" office:value="95928" table:style-name="ce7">
            <text:p>95.928</text:p>
          </table:table-cell>
          <table:table-cell office:value-type="percentage" office:value="0.6366466016711243" table:style-name="ce47">
            <text:p>63,7%</text:p>
          </table:table-cell>
          <table:table-cell office:value-type="float" office:value="40359" table:style-name="ce7">
            <text:p>40.359</text:p>
          </table:table-cell>
          <table:table-cell office:value-type="percentage" office:value="0.89169483661430371" table:style-name="ce47">
            <text:p>89,2%</text:p>
          </table:table-cell>
          <table:table-cell office:value-type="float" office:value="110907" table:style-name="ce7">
            <text:p>110.907</text:p>
          </table:table-cell>
          <table:table-cell office:value-type="percentage" office:value="0.94380100586328086" table:style-name="ce47">
            <text:p>94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1804" table:style-name="ce7">
            <text:p>111.804</text:p>
          </table:table-cell>
          <table:table-cell office:value-type="percentage" office:value="0.85580441205737823" table:style-name="ce47">
            <text:p>85,6%</text:p>
          </table:table-cell>
          <table:table-cell office:value-type="float" office:value="78857" table:style-name="ce7">
            <text:p>78.857</text:p>
          </table:table-cell>
          <table:table-cell office:value-type="percentage" office:value="0.70966900052196769" table:style-name="ce47">
            <text:p>71,0%</text:p>
          </table:table-cell>
          <table:table-cell office:value-type="float" office:value="65085" table:style-name="ce7">
            <text:p>65.085</text:p>
          </table:table-cell>
          <table:table-cell office:value-type="percentage" office:value="0.42953874989275553" table:style-name="ce47">
            <text:p>43,0%</text:p>
          </table:table-cell>
          <table:table-cell office:value-type="float" office:value="27110" table:style-name="ce7">
            <text:p>27.110</text:p>
          </table:table-cell>
          <table:table-cell office:value-type="percentage" office:value="0.15888924054342349" table:style-name="ce47">
            <text:p>15,9%</text:p>
          </table:table-cell>
          <table:table-cell office:value-type="float" office:value="25818" table:style-name="ce7">
            <text:p>25.818</text:p>
          </table:table-cell>
          <table:table-cell office:value-type="percentage" office:value="0.50727969348659008" table:style-name="ce47">
            <text:p>50,7%</text:p>
          </table:table-cell>
          <table:table-cell office:value-type="float" office:value="81421" table:style-name="ce7">
            <text:p>81.421</text:p>
          </table:table-cell>
          <table:table-cell office:value-type="percentage" office:value="0.68012930818450645" table:style-name="ce47">
            <text:p>68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9189" table:style-name="ce7">
            <text:p>209.189</text:p>
          </table:table-cell>
          <table:table-cell office:value-type="percentage" office:value="0.85953010978896849" table:style-name="ce47">
            <text:p>86,0%</text:p>
          </table:table-cell>
          <table:table-cell office:value-type="float" office:value="165219" table:style-name="ce7">
            <text:p>165.219</text:p>
          </table:table-cell>
          <table:table-cell office:value-type="percentage" office:value="0.74218370977305803" table:style-name="ce47">
            <text:p>74,2%</text:p>
          </table:table-cell>
          <table:table-cell office:value-type="float" office:value="165768" table:style-name="ce7">
            <text:p>165.768</text:p>
          </table:table-cell>
          <table:table-cell office:value-type="percentage" office:value="0.51674444267798858" table:style-name="ce47">
            <text:p>51,7%</text:p>
          </table:table-cell>
          <table:table-cell office:value-type="float" office:value="97331" table:style-name="ce7">
            <text:p>97.331</text:p>
          </table:table-cell>
          <table:table-cell office:value-type="percentage" office:value="0.30636231149610166" table:style-name="ce47">
            <text:p>30,6%</text:p>
          </table:table-cell>
          <table:table-cell office:value-type="float" office:value="85487" table:style-name="ce7">
            <text:p>85.487</text:p>
          </table:table-cell>
          <table:table-cell office:value-type="percentage" office:value="0.63731585853163952" table:style-name="ce47">
            <text:p>63,7%</text:p>
          </table:table-cell>
          <table:table-cell office:value-type="float" office:value="157744" table:style-name="ce7">
            <text:p>157.744</text:p>
          </table:table-cell>
          <table:table-cell office:value-type="percentage" office:value="0.70801035911292243" table:style-name="ce47">
            <text:p>70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0697" table:style-name="ce7">
            <text:p>90.697</text:p>
          </table:table-cell>
          <table:table-cell office:value-type="percentage" office:value="0.9238675372564199" table:style-name="ce47">
            <text:p>92,4%</text:p>
          </table:table-cell>
          <table:table-cell office:value-type="float" office:value="71120" table:style-name="ce7">
            <text:p>71.120</text:p>
          </table:table-cell>
          <table:table-cell office:value-type="percentage" office:value="0.92726111161814362" table:style-name="ce47">
            <text:p>92,7%</text:p>
          </table:table-cell>
          <table:table-cell office:value-type="float" office:value="51489" table:style-name="ce7">
            <text:p>51.489</text:p>
          </table:table-cell>
          <table:table-cell office:value-type="percentage" office:value="0.60938054773119987" table:style-name="ce47">
            <text:p>60,9%</text:p>
          </table:table-cell>
          <table:table-cell office:value-type="float" office:value="23106" table:style-name="ce7">
            <text:p>23.106</text:p>
          </table:table-cell>
          <table:table-cell office:value-type="percentage" office:value="0.26145698961232944" table:style-name="ce47">
            <text:p>26,1%</text:p>
          </table:table-cell>
          <table:table-cell office:value-type="float" office:value="18948" table:style-name="ce7">
            <text:p>18.948</text:p>
          </table:table-cell>
          <table:table-cell office:value-type="percentage" office:value="0.85424462377710653" table:style-name="ce47">
            <text:p>85,4%</text:p>
          </table:table-cell>
          <table:table-cell office:value-type="float" office:value="52715" table:style-name="ce7">
            <text:p>52.715</text:p>
          </table:table-cell>
          <table:table-cell office:value-type="percentage" office:value="0.89033576543710313" table:style-name="ce47">
            <text:p>89,0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2757" table:style-name="ce7">
            <text:p>442.757</text:p>
          </table:table-cell>
          <table:table-cell office:value-type="percentage" office:value="0.92563664606012208" table:style-name="ce47">
            <text:p>92,6%</text:p>
          </table:table-cell>
          <table:table-cell office:value-type="float" office:value="284760" table:style-name="ce7">
            <text:p>284.760</text:p>
          </table:table-cell>
          <table:table-cell office:value-type="percentage" office:value="0.88449341040606066" table:style-name="ce47">
            <text:p>88,4%</text:p>
          </table:table-cell>
          <table:table-cell office:value-type="float" office:value="225509" table:style-name="ce7">
            <text:p>225.509</text:p>
          </table:table-cell>
          <table:table-cell office:value-type="percentage" office:value="0.6401577194830117" table:style-name="ce47">
            <text:p>64,0%</text:p>
          </table:table-cell>
          <table:table-cell office:value-type="float" office:value="89942" table:style-name="ce7">
            <text:p>89.942</text:p>
          </table:table-cell>
          <table:table-cell office:value-type="percentage" office:value="0.28126123815986565" table:style-name="ce47">
            <text:p>28,1%</text:p>
          </table:table-cell>
          <table:table-cell office:value-type="float" office:value="77621" table:style-name="ce7">
            <text:p>77.621</text:p>
          </table:table-cell>
          <table:table-cell office:value-type="percentage" office:value="0.81202008578303175" table:style-name="ce47">
            <text:p>81,2%</text:p>
          </table:table-cell>
          <table:table-cell office:value-type="float" office:value="218626" table:style-name="ce7">
            <text:p>218.626</text:p>
          </table:table-cell>
          <table:table-cell office:value-type="percentage" office:value="0.89797712196825008" table:style-name="ce47">
            <text:p>89,8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8149" table:style-name="ce7">
            <text:p>268.149</text:p>
          </table:table-cell>
          <table:table-cell office:value-type="percentage" office:value="0.9071653303562367" table:style-name="ce47">
            <text:p>90,7%</text:p>
          </table:table-cell>
          <table:table-cell office:value-type="float" office:value="190214" table:style-name="ce7">
            <text:p>190.214</text:p>
          </table:table-cell>
          <table:table-cell office:value-type="percentage" office:value="0.86658648370372393" table:style-name="ce47">
            <text:p>86,7%</text:p>
          </table:table-cell>
          <table:table-cell office:value-type="float" office:value="159374" table:style-name="ce7">
            <text:p>159.374</text:p>
          </table:table-cell>
          <table:table-cell office:value-type="percentage" office:value="0.56610153838503319" table:style-name="ce47">
            <text:p>56,6%</text:p>
          </table:table-cell>
          <table:table-cell office:value-type="float" office:value="79613" table:style-name="ce7">
            <text:p>79.613</text:p>
          </table:table-cell>
          <table:table-cell office:value-type="percentage" office:value="0.28401769469515892" table:style-name="ce47">
            <text:p>28,4%</text:p>
          </table:table-cell>
          <table:table-cell office:value-type="float" office:value="61030" table:style-name="ce7">
            <text:p>61.030</text:p>
          </table:table-cell>
          <table:table-cell office:value-type="percentage" office:value="0.7896337124299706" table:style-name="ce47">
            <text:p>79,0%</text:p>
          </table:table-cell>
          <table:table-cell office:value-type="float" office:value="168583" table:style-name="ce7">
            <text:p>168.583</text:p>
          </table:table-cell>
          <table:table-cell office:value-type="percentage" office:value="0.81583735808515379" table:style-name="ce47">
            <text:p>81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40487" table:style-name="ce7">
            <text:p>940.487</text:p>
          </table:table-cell>
          <table:table-cell office:value-type="percentage" office:value="0.87783585502674144" table:style-name="ce47">
            <text:p>87,8%</text:p>
          </table:table-cell>
          <table:table-cell office:value-type="float" office:value="646798" table:style-name="ce7">
            <text:p>646.798</text:p>
          </table:table-cell>
          <table:table-cell office:value-type="percentage" office:value="0.81636831097821871" table:style-name="ce47">
            <text:p>81,6%</text:p>
          </table:table-cell>
          <table:table-cell office:value-type="float" office:value="532428" table:style-name="ce7">
            <text:p>532.428</text:p>
          </table:table-cell>
          <table:table-cell office:value-type="percentage" office:value="0.51728449636880325" table:style-name="ce47">
            <text:p>51,7%</text:p>
          </table:table-cell>
          <table:table-cell office:value-type="float" office:value="333116" table:style-name="ce7">
            <text:p>333.116</text:p>
          </table:table-cell>
          <table:table-cell office:value-type="percentage" office:value="0.29252109282246902" table:style-name="ce47">
            <text:p>29,3%</text:p>
          </table:table-cell>
          <table:table-cell office:value-type="float" office:value="179590" table:style-name="ce7">
            <text:p>179.590</text:p>
          </table:table-cell>
          <table:table-cell office:value-type="percentage" office:value="0.51712719272986951" table:style-name="ce47">
            <text:p>51,7%</text:p>
          </table:table-cell>
          <table:table-cell office:value-type="float" office:value="651935" table:style-name="ce7">
            <text:p>651.935</text:p>
          </table:table-cell>
          <table:table-cell office:value-type="percentage" office:value="0.81271426256279844" table:style-name="ce47">
            <text:p>81,3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70980" table:style-name="ce7">
            <text:p>670.980</text:p>
          </table:table-cell>
          <table:table-cell office:value-type="percentage" office:value="0.92396288615501554" table:style-name="ce47">
            <text:p>92,4%</text:p>
          </table:table-cell>
          <table:table-cell office:value-type="float" office:value="508335" table:style-name="ce7">
            <text:p>508.335</text:p>
          </table:table-cell>
          <table:table-cell office:value-type="percentage" office:value="0.89309118636087326" table:style-name="ce47">
            <text:p>89,3%</text:p>
          </table:table-cell>
          <table:table-cell office:value-type="float" office:value="334623" table:style-name="ce7">
            <text:p>334.623</text:p>
          </table:table-cell>
          <table:table-cell office:value-type="percentage" office:value="0.46868263850468861" table:style-name="ce47">
            <text:p>46,9%</text:p>
          </table:table-cell>
          <table:table-cell office:value-type="float" office:value="158217" table:style-name="ce7">
            <text:p>158.217</text:p>
          </table:table-cell>
          <table:table-cell office:value-type="percentage" office:value="0.20985718776486317" table:style-name="ce47">
            <text:p>21,0%</text:p>
          </table:table-cell>
          <table:table-cell office:value-type="float" office:value="171543" table:style-name="ce7">
            <text:p>171.543</text:p>
          </table:table-cell>
          <table:table-cell office:value-type="percentage" office:value="0.81297302933078053" table:style-name="ce47">
            <text:p>81,3%</text:p>
          </table:table-cell>
          <table:table-cell office:value-type="float" office:value="398574" table:style-name="ce7">
            <text:p>398.574</text:p>
          </table:table-cell>
          <table:table-cell office:value-type="percentage" office:value="0.85299895989830121" table:style-name="ce47">
            <text:p>85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661" table:style-name="ce7">
            <text:p>152.661</text:p>
          </table:table-cell>
          <table:table-cell office:value-type="percentage" office:value="0.88099744924458401" table:style-name="ce47">
            <text:p>88,1%</text:p>
          </table:table-cell>
          <table:table-cell office:value-type="float" office:value="118234" table:style-name="ce7">
            <text:p>118.234</text:p>
          </table:table-cell>
          <table:table-cell office:value-type="percentage" office:value="0.89372155955674482" table:style-name="ce47">
            <text:p>89,4%</text:p>
          </table:table-cell>
          <table:table-cell office:value-type="float" office:value="100251" table:style-name="ce7">
            <text:p>100.251</text:p>
          </table:table-cell>
          <table:table-cell office:value-type="percentage" office:value="0.62251848908042051" table:style-name="ce47">
            <text:p>62,3%</text:p>
          </table:table-cell>
          <table:table-cell office:value-type="float" office:value="35440" table:style-name="ce7">
            <text:p>35.440</text:p>
          </table:table-cell>
          <table:table-cell office:value-type="percentage" office:value="0.24387558491604736" table:style-name="ce47">
            <text:p>24,4%</text:p>
          </table:table-cell>
          <table:table-cell office:value-type="float" office:value="33256" table:style-name="ce7">
            <text:p>33.256</text:p>
          </table:table-cell>
          <table:table-cell office:value-type="percentage" office:value="0.8340899400566828" table:style-name="ce47">
            <text:p>83,4%</text:p>
          </table:table-cell>
          <table:table-cell office:value-type="float" office:value="85112" table:style-name="ce7">
            <text:p>85.112</text:p>
          </table:table-cell>
          <table:table-cell office:value-type="percentage" office:value="0.84356168728195369" table:style-name="ce47">
            <text:p>84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9965" table:style-name="ce7">
            <text:p>499.965</text:p>
          </table:table-cell>
          <table:table-cell office:value-type="percentage" office:value="0.93933888458850323" table:style-name="ce47">
            <text:p>93,9%</text:p>
          </table:table-cell>
          <table:table-cell office:value-type="float" office:value="325876" table:style-name="ce7">
            <text:p>325.876</text:p>
          </table:table-cell>
          <table:table-cell office:value-type="percentage" office:value="0.93987690426335802" table:style-name="ce47">
            <text:p>94,0%</text:p>
          </table:table-cell>
          <table:table-cell office:value-type="float" office:value="354477" table:style-name="ce7">
            <text:p>354.477</text:p>
          </table:table-cell>
          <table:table-cell office:value-type="percentage" office:value="0.90605086994195272" table:style-name="ce47">
            <text:p>90,6%</text:p>
          </table:table-cell>
          <table:table-cell office:value-type="float" office:value="293896" table:style-name="ce7">
            <text:p>293.896</text:p>
          </table:table-cell>
          <table:table-cell office:value-type="percentage" office:value="0.71889554224883567" table:style-name="ce47">
            <text:p>71,9%</text:p>
          </table:table-cell>
          <table:table-cell office:value-type="float" office:value="109078" table:style-name="ce7">
            <text:p>109.078</text:p>
          </table:table-cell>
          <table:table-cell office:value-type="percentage" office:value="0.88074801973402661" table:style-name="ce47">
            <text:p>88,1%</text:p>
          </table:table-cell>
          <table:table-cell office:value-type="float" office:value="294260" table:style-name="ce7">
            <text:p>294.260</text:p>
          </table:table-cell>
          <table:table-cell office:value-type="percentage" office:value="0.96615216913080448" table:style-name="ce47">
            <text:p>96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230" table:style-name="ce7">
            <text:p>47.230</text:p>
          </table:table-cell>
          <table:table-cell office:value-type="percentage" office:value="0.91026481131711834" table:style-name="ce47">
            <text:p>91,0%</text:p>
          </table:table-cell>
          <table:table-cell office:value-type="float" office:value="32280" table:style-name="ce7">
            <text:p>32.280</text:p>
          </table:table-cell>
          <table:table-cell office:value-type="percentage" office:value="0.85063771476757666" table:style-name="ce47">
            <text:p>85,1%</text:p>
          </table:table-cell>
          <table:table-cell office:value-type="float" office:value="20062" table:style-name="ce7">
            <text:p>20.062</text:p>
          </table:table-cell>
          <table:table-cell office:value-type="percentage" office:value="0.44435092693082906" table:style-name="ce47">
            <text:p>44,4%</text:p>
          </table:table-cell>
          <table:table-cell office:value-type="float" office:value="11349" table:style-name="ce7">
            <text:p>11.349</text:p>
          </table:table-cell>
          <table:table-cell office:value-type="percentage" office:value="0.23940512604155681" table:style-name="ce47">
            <text:p>23,9%</text:p>
          </table:table-cell>
          <table:table-cell office:value-type="float" office:value="12025" table:style-name="ce7">
            <text:p>12.025</text:p>
          </table:table-cell>
          <table:table-cell office:value-type="percentage" office:value="0.84267694463910303" table:style-name="ce47">
            <text:p>84,3%</text:p>
          </table:table-cell>
          <table:table-cell office:value-type="float" office:value="22385" table:style-name="ce7">
            <text:p>22.385</text:p>
          </table:table-cell>
          <table:table-cell office:value-type="percentage" office:value="0.75489832394698686" table:style-name="ce47">
            <text:p>75,5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77793" table:style-name="ce7">
            <text:p>777.793</text:p>
          </table:table-cell>
          <table:table-cell office:value-type="percentage" office:value="0.88026061743289341" table:style-name="ce47">
            <text:p>88,0%</text:p>
          </table:table-cell>
          <table:table-cell office:value-type="float" office:value="522065" table:style-name="ce7">
            <text:p>522.065</text:p>
          </table:table-cell>
          <table:table-cell office:value-type="percentage" office:value="0.76513219603705007" table:style-name="ce47">
            <text:p>76,5%</text:p>
          </table:table-cell>
          <table:table-cell office:value-type="float" office:value="477409" table:style-name="ce7">
            <text:p>477.409</text:p>
          </table:table-cell>
          <table:table-cell office:value-type="percentage" office:value="0.5067697170995995" table:style-name="ce47">
            <text:p>50,7%</text:p>
          </table:table-cell>
          <table:table-cell office:value-type="float" office:value="269962" table:style-name="ce7">
            <text:p>269.962</text:p>
          </table:table-cell>
          <table:table-cell office:value-type="percentage" office:value="0.26203237623051223" table:style-name="ce47">
            <text:p>26,2%</text:p>
          </table:table-cell>
          <table:table-cell office:value-type="float" office:value="160438" table:style-name="ce7">
            <text:p>160.438</text:p>
          </table:table-cell>
          <table:table-cell office:value-type="percentage" office:value="0.67100233373204743" table:style-name="ce47">
            <text:p>67,1%</text:p>
          </table:table-cell>
          <table:table-cell office:value-type="float" office:value="476002" table:style-name="ce7">
            <text:p>476.002</text:p>
          </table:table-cell>
          <table:table-cell office:value-type="percentage" office:value="0.71704866420119462" table:style-name="ce47">
            <text:p>71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2440" table:style-name="ce7">
            <text:p>152.440</text:p>
          </table:table-cell>
          <table:table-cell office:value-type="percentage" office:value="0.86499614144990689" table:style-name="ce47">
            <text:p>86,5%</text:p>
          </table:table-cell>
          <table:table-cell office:value-type="float" office:value="111348" table:style-name="ce7">
            <text:p>111.348</text:p>
          </table:table-cell>
          <table:table-cell office:value-type="percentage" office:value="0.76354659535075087" table:style-name="ce47">
            <text:p>76,4%</text:p>
          </table:table-cell>
          <table:table-cell office:value-type="float" office:value="86009" table:style-name="ce7">
            <text:p>86.009</text:p>
          </table:table-cell>
          <table:table-cell office:value-type="percentage" office:value="0.41539003940962832" table:style-name="ce47">
            <text:p>41,5%</text:p>
          </table:table-cell>
          <table:table-cell office:value-type="float" office:value="46950" table:style-name="ce7">
            <text:p>46.950</text:p>
          </table:table-cell>
          <table:table-cell office:value-type="percentage" office:value="0.20310168061774059" table:style-name="ce47">
            <text:p>20,3%</text:p>
          </table:table-cell>
          <table:table-cell office:value-type="float" office:value="45090" table:style-name="ce7">
            <text:p>45.090</text:p>
          </table:table-cell>
          <table:table-cell office:value-type="percentage" office:value="0.67611336032388669" table:style-name="ce47">
            <text:p>67,6%</text:p>
          </table:table-cell>
          <table:table-cell office:value-type="float" office:value="94732" table:style-name="ce7">
            <text:p>94.732</text:p>
          </table:table-cell>
          <table:table-cell office:value-type="percentage" office:value="0.71863028454821998" table:style-name="ce47">
            <text:p>71,9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421" table:style-name="ce7">
            <text:p>91.421</text:p>
          </table:table-cell>
          <table:table-cell office:value-type="percentage" office:value="0.93259137602138142" table:style-name="ce47">
            <text:p>93,3%</text:p>
          </table:table-cell>
          <table:table-cell office:value-type="float" office:value="65074" table:style-name="ce7">
            <text:p>65.074</text:p>
          </table:table-cell>
          <table:table-cell office:value-type="percentage" office:value="0.90345421225079137" table:style-name="ce47">
            <text:p>90,3%</text:p>
          </table:table-cell>
          <table:table-cell office:value-type="float" office:value="45624" table:style-name="ce7">
            <text:p>45.624</text:p>
          </table:table-cell>
          <table:table-cell office:value-type="percentage" office:value="0.49638244861989056" table:style-name="ce47">
            <text:p>49,6%</text:p>
          </table:table-cell>
          <table:table-cell office:value-type="float" office:value="24317" table:style-name="ce7">
            <text:p>24.317</text:p>
          </table:table-cell>
          <table:table-cell office:value-type="percentage" office:value="0.25451900231314306" table:style-name="ce47">
            <text:p>25,5%</text:p>
          </table:table-cell>
          <table:table-cell office:value-type="float" office:value="19220" table:style-name="ce7">
            <text:p>19.220</text:p>
          </table:table-cell>
          <table:table-cell office:value-type="percentage" office:value="0.80725775967071278" table:style-name="ce47">
            <text:p>80,7%</text:p>
          </table:table-cell>
          <table:table-cell office:value-type="float" office:value="56258" table:style-name="ce7">
            <text:p>56.258</text:p>
          </table:table-cell>
          <table:table-cell office:value-type="percentage" office:value="0.83442844217676981" table:style-name="ce47">
            <text:p>83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5981" table:style-name="ce7">
            <text:p>335.981</text:p>
          </table:table-cell>
          <table:table-cell office:value-type="percentage" office:value="0.89705929470064294" table:style-name="ce47">
            <text:p>89,7%</text:p>
          </table:table-cell>
          <table:table-cell office:value-type="float" office:value="232574" table:style-name="ce7">
            <text:p>232.574</text:p>
          </table:table-cell>
          <table:table-cell office:value-type="percentage" office:value="0.84821584874832234" table:style-name="ce47">
            <text:p>84,8%</text:p>
          </table:table-cell>
          <table:table-cell office:value-type="float" office:value="194656" table:style-name="ce7">
            <text:p>194.656</text:p>
          </table:table-cell>
          <table:table-cell office:value-type="percentage" office:value="0.60311322625421371" table:style-name="ce47">
            <text:p>60,3%</text:p>
          </table:table-cell>
          <table:table-cell office:value-type="float" office:value="74825" table:style-name="ce7">
            <text:p>74.825</text:p>
          </table:table-cell>
          <table:table-cell office:value-type="percentage" office:value="0.23352891607627727" table:style-name="ce47">
            <text:p>23,4%</text:p>
          </table:table-cell>
          <table:table-cell office:value-type="float" office:value="75855" table:style-name="ce7">
            <text:p>75.855</text:p>
          </table:table-cell>
          <table:table-cell office:value-type="percentage" office:value="0.76620438177392147" table:style-name="ce47">
            <text:p>76,6%</text:p>
          </table:table-cell>
          <table:table-cell office:value-type="float" office:value="180988" table:style-name="ce7">
            <text:p>180.988</text:p>
          </table:table-cell>
          <table:table-cell office:value-type="percentage" office:value="0.82047608901622471" table:style-name="ce47">
            <text:p>82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85" table:style-name="ce7">
            <text:p>5.085</text:p>
          </table:table-cell>
          <table:table-cell office:value-type="percentage" office:value="0.81555733761026461" table:style-name="ce47">
            <text:p>81,6%</text:p>
          </table:table-cell>
          <table:table-cell office:value-type="float" office:value="5797" table:style-name="ce7">
            <text:p>5.797</text:p>
          </table:table-cell>
          <table:table-cell office:value-type="percentage" office:value="0.76771288571050189" table:style-name="ce47">
            <text:p>76,8%</text:p>
          </table:table-cell>
          <table:table-cell office:value-type="float" office:value="5032" table:style-name="ce7">
            <text:p>5.032</text:p>
          </table:table-cell>
          <table:table-cell office:value-type="percentage" office:value="0.47819063004846529" table:style-name="ce47">
            <text:p>47,8%</text:p>
          </table:table-cell>
          <table:table-cell office:value-type="float" office:value="3523" table:style-name="ce7">
            <text:p>3.523</text:p>
          </table:table-cell>
          <table:table-cell office:value-type="percentage" office:value="0.31905451910885707" table:style-name="ce47">
            <text:p>31,9%</text:p>
          </table:table-cell>
          <table:table-cell office:value-type="float" office:value="1311" table:style-name="ce7">
            <text:p>1.311</text:p>
          </table:table-cell>
          <table:table-cell office:value-type="percentage" office:value="0.35336927223719677" table:style-name="ce47">
            <text:p>35,3%</text:p>
          </table:table-cell>
          <table:table-cell office:value-type="float" office:value="6695" table:style-name="ce7">
            <text:p>6.695</text:p>
          </table:table-cell>
          <table:table-cell office:value-type="percentage" office:value="0.77569227204263702" table:style-name="ce47">
            <text:p>77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40" table:style-name="ce7">
            <text:p>4.040</text:p>
          </table:table-cell>
          <table:table-cell office:value-type="percentage" office:value="0.74731779504254536" table:style-name="ce47">
            <text:p>74,7%</text:p>
          </table:table-cell>
          <table:table-cell office:value-type="float" office:value="4802" table:style-name="ce7">
            <text:p>4.802</text:p>
          </table:table-cell>
          <table:table-cell office:value-type="percentage" office:value="0.65333333333333332" table:style-name="ce47">
            <text:p>65,3%</text:p>
          </table:table-cell>
          <table:table-cell office:value-type="float" office:value="5695" table:style-name="ce7">
            <text:p>5.695</text:p>
          </table:table-cell>
          <table:table-cell office:value-type="percentage" office:value="0.57218928966140858" table:style-name="ce47">
            <text:p>57,2%</text:p>
          </table:table-cell>
          <table:table-cell office:value-type="float" office:value="4678" table:style-name="ce7">
            <text:p>4.678</text:p>
          </table:table-cell>
          <table:table-cell office:value-type="percentage" office:value="0.44903052409291611" table:style-name="ce47">
            <text:p>44,9%</text:p>
          </table:table-cell>
          <table:table-cell office:value-type="float" office:value="1152" table:style-name="ce7">
            <text:p>1.152</text:p>
          </table:table-cell>
          <table:table-cell office:value-type="percentage" office:value="0.25697077849654248" table:style-name="ce47">
            <text:p>25,7%</text:p>
          </table:table-cell>
          <table:table-cell office:value-type="float" office:value="5770" table:style-name="ce7">
            <text:p>5.770</text:p>
          </table:table-cell>
          <table:table-cell office:value-type="percentage" office:value="0.81198986771742188" table:style-name="ce47">
            <text:p>81,2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200" table:style-name="ce7">
            <text:p>2.200</text:p>
          </table:table-cell>
          <table:table-cell office:value-type="percentage" office:value="0.61349693251533743" table:style-name="ce47">
            <text:p>61,3%</text:p>
          </table:table-cell>
          <table:table-cell office:value-type="float" office:value="5054" table:style-name="ce7">
            <text:p>5.054</text:p>
          </table:table-cell>
          <table:table-cell office:value-type="percentage" office:value="0.53194400589411639" table:style-name="ce47">
            <text:p>53,2%</text:p>
          </table:table-cell>
          <table:table-cell office:value-type="float" office:value="10838" table:style-name="ce7">
            <text:p>10.838</text:p>
          </table:table-cell>
          <table:table-cell office:value-type="percentage" office:value="0.49016326715209624" table:style-name="ce47">
            <text:p>49,0%</text:p>
          </table:table-cell>
          <table:table-cell office:value-type="float" office:value="1035" table:style-name="ce7">
            <text:p>1.035</text:p>
          </table:table-cell>
          <table:table-cell office:value-type="percentage" office:value="0.81689029202841357" table:style-name="ce47">
            <text:p>81,7%</text:p>
          </table:table-cell>
          <table:table-cell office:value-type="float" office:value="13192" table:style-name="ce7">
            <text:p>13.192</text:p>
          </table:table-cell>
          <table:table-cell office:value-type="percentage" office:value="0.2448994746319639" table:style-name="ce47">
            <text:p>24,5%</text:p>
          </table:table-cell>
          <table:table-cell table:number-columns-repeated="16371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1" table:style-name="ce7">
            <text:p>11</text:p>
          </table:table-cell>
          <table:table-cell office:value-type="percentage" office:value="0.14285714285714285" table:style-name="ce50">
            <text:p>14,3%</text:p>
          </table:table-cell>
          <table:table-cell office:value-type="float" office:value="83" table:style-name="ce7">
            <text:p>83</text:p>
          </table:table-cell>
          <table:table-cell office:value-type="percentage" office:value="0.29642857142857143" table:style-name="ce50">
            <text:p>29,6%</text:p>
          </table:table-cell>
          <table:table-cell office:value-type="float" office:value="174" table:style-name="ce7">
            <text:p>174</text:p>
          </table:table-cell>
          <table:table-cell office:value-type="percentage" office:value="0.2013888888888889" table:style-name="ce50">
            <text:p>20,1%</text:p>
          </table:table-cell>
          <table:table-cell office:value-type="float" office:value="167" table:style-name="ce7">
            <text:p>167</text:p>
          </table:table-cell>
          <table:table-cell office:value-type="percentage" office:value="9.3348239239798764E-2" table:style-name="ce50">
            <text:p>9,3%</text:p>
          </table:table-cell>
          <table:table-cell office:value-type="float" office:value="187" table:style-name="ce7">
            <text:p>187</text:p>
          </table:table-cell>
          <table:table-cell office:value-type="percentage" office:value="4.240362811791383E-2" table:style-name="ce50">
            <text:p>4,2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153071" table:style-name="ce65">
            <text:p>6.153.071</text:p>
          </table:table-cell>
          <table:table-cell office:value-type="percentage" office:value="0.89837080370919342" table:style-name="ce66">
            <text:p>89,84%</text:p>
          </table:table-cell>
          <table:table-cell office:value-type="float" office:value="4383956" table:style-name="ce65">
            <text:p>4.383.956</text:p>
          </table:table-cell>
          <table:table-cell office:value-type="percentage" office:value="0.83446893818091561" table:style-name="ce66">
            <text:p>83,45%</text:p>
          </table:table-cell>
          <table:table-cell office:value-type="float" office:value="3363918" table:style-name="ce65">
            <text:p>3.363.918</text:p>
          </table:table-cell>
          <table:table-cell office:value-type="percentage" office:value="0.5035520445100562" table:style-name="ce66">
            <text:p>50,36%</text:p>
          </table:table-cell>
          <table:table-cell office:value-type="float" office:value="1865015" table:style-name="ce65">
            <text:p>1.865.015</text:p>
          </table:table-cell>
          <table:table-cell office:value-type="percentage" office:value="0.2668866710999549" table:style-name="ce66">
            <text:p>26,69%</text:p>
          </table:table-cell>
          <table:table-cell office:value-type="float" office:value="1312846" table:style-name="ce65">
            <text:p>1.312.846</text:p>
          </table:table-cell>
          <table:table-cell office:value-type="percentage" office:value="0.66259139458791616" table:style-name="ce66">
            <text:p>66,26%</text:p>
          </table:table-cell>
          <table:table-cell office:value-type="float" office:value="3728421" table:style-name="ce65">
            <text:p>3.728.421</text:p>
          </table:table-cell>
          <table:table-cell office:value-type="percentage" office:value="0.77207591664343933" table:style-name="ce66">
            <text:p>77,21%</text:p>
          </table:table-cell>
          <table:table-cell table:number-columns-repeated="1637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Población a vacunar 5-11 años</text:p>
          </table:table-cell>
          <table:table-cell office:value-type="string" table:number-columns-spanned="1" table:number-rows-spanned="2" table:style-name="ce92">
            <text:p>Nº Personas con al menos 1 dosis</text:p>
          </table:table-cell>
          <table:table-cell office:value-type="string" table:number-columns-spanned="1" table:number-rows-spanned="2" table:style-name="ce92">
            <text:p>% Personas con al menos 1 dosis</text:p>
          </table:table-cell>
          <table:table-cell office:value-type="string" table:number-columns-spanned="1" table:number-rows-spanned="2" table:style-name="ce92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5">
            <text:p>Andalucía</text:p>
          </table:table-cell>
          <table:table-cell office:value-type="float" office:value="638443" table:style-name="ce76">
            <text:p>638.443</text:p>
          </table:table-cell>
          <table:table-cell office:value-type="float" office:value="222892" table:style-name="ce76">
            <text:p>222.892</text:p>
          </table:table-cell>
          <table:table-cell office:value-type="percentage" office:value="0.34911808885053169" table:style-name="ce77">
            <text:p>34,91%</text:p>
          </table:table-cell>
          <table:table-cell office:value-type="date" office:date-value="2022-01-12T00:00:00" table:style-name="ce78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90144" table:style-name="ce80">
            <text:p>90.144</text:p>
          </table:table-cell>
          <table:table-cell office:value-type="float" office:value="41406" table:style-name="ce80">
            <text:p>41.406</text:p>
          </table:table-cell>
          <table:table-cell office:value-type="percentage" office:value="0.45933173588924386" table:style-name="ce81">
            <text:p>45,93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4615" table:style-name="ce80">
            <text:p>54.615</text:p>
          </table:table-cell>
          <table:table-cell office:value-type="float" office:value="31944" table:style-name="ce80">
            <text:p>31.944</text:p>
          </table:table-cell>
          <table:table-cell office:value-type="percentage" office:value="0.58489425981873111" table:style-name="ce81">
            <text:p>58,49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217" table:style-name="ce80">
            <text:p>84.217</text:p>
          </table:table-cell>
          <table:table-cell office:value-type="float" office:value="19760" table:style-name="ce80">
            <text:p>19.760</text:p>
          </table:table-cell>
          <table:table-cell office:value-type="percentage" office:value="0.2346319626678699" table:style-name="ce81">
            <text:p>23,46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6910" table:style-name="ce80">
            <text:p>136.910</text:p>
          </table:table-cell>
          <table:table-cell office:value-type="float" office:value="55384" table:style-name="ce80">
            <text:p>55.384</text:p>
          </table:table-cell>
          <table:table-cell office:value-type="percentage" office:value="0.40452852238696957" table:style-name="ce81">
            <text:p>40,45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8052" table:style-name="ce80">
            <text:p>38.052</text:p>
          </table:table-cell>
          <table:table-cell office:value-type="float" office:value="20436" table:style-name="ce80">
            <text:p>20.436</text:p>
          </table:table-cell>
          <table:table-cell office:value-type="percentage" office:value="0.53705455692210657" table:style-name="ce81">
            <text:p>53,71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stilla y León</text:p>
          </table:table-cell>
          <table:table-cell office:value-type="float" office:value="138981" table:style-name="ce80">
            <text:p>138.981</text:p>
          </table:table-cell>
          <table:table-cell office:value-type="float" office:value="75181" table:style-name="ce80">
            <text:p>75.181</text:p>
          </table:table-cell>
          <table:table-cell office:value-type="percentage" office:value="0.54094444564364919" table:style-name="ce81">
            <text:p>54,09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Castilla - La Mancha</text:p>
          </table:table-cell>
          <table:table-cell office:value-type="float" office:value="149968" table:style-name="ce80">
            <text:p>149.968</text:p>
          </table:table-cell>
          <table:table-cell office:value-type="float" office:value="58775" table:style-name="ce80">
            <text:p>58.775</text:p>
          </table:table-cell>
          <table:table-cell office:value-type="percentage" office:value="0.39191694228101998" table:style-name="ce81">
            <text:p>39,19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71450" table:style-name="ce80">
            <text:p>571.450</text:p>
          </table:table-cell>
          <table:table-cell office:value-type="float" office:value="181367" table:style-name="ce80">
            <text:p>181.367</text:p>
          </table:table-cell>
          <table:table-cell office:value-type="percentage" office:value="0.31738034823694111" table:style-name="ce81">
            <text:p>31,74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61203" table:style-name="ce80">
            <text:p>361.203</text:p>
          </table:table-cell>
          <table:table-cell office:value-type="float" office:value="108206" table:style-name="ce80">
            <text:p>108.206</text:p>
          </table:table-cell>
          <table:table-cell office:value-type="percentage" office:value="0.29957115527833378" table:style-name="ce81">
            <text:p>29,96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9578" table:style-name="ce80">
            <text:p>69.578</text:p>
          </table:table-cell>
          <table:table-cell office:value-type="float" office:value="28591" table:style-name="ce80">
            <text:p>28.591</text:p>
          </table:table-cell>
          <table:table-cell office:value-type="percentage" office:value="0.41092011842823883" table:style-name="ce81">
            <text:p>41,09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Galicia*</text:p>
          </table:table-cell>
          <table:table-cell office:value-type="float" office:value="155893" table:style-name="ce80">
            <text:p>155.893</text:p>
          </table:table-cell>
          <table:table-cell office:value-type="float" office:value="103495" table:style-name="ce80">
            <text:p>103.495</text:p>
          </table:table-cell>
          <table:table-cell office:value-type="percentage" office:value="0.66388484409178095" table:style-name="ce81">
            <text:p>66,39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2641" table:style-name="ce80">
            <text:p>22.641</text:p>
          </table:table-cell>
          <table:table-cell office:value-type="float" office:value="9806" table:style-name="ce80">
            <text:p>9.806</text:p>
          </table:table-cell>
          <table:table-cell office:value-type="percentage" office:value="0.43310807826509429" table:style-name="ce81">
            <text:p>43,31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5144" table:style-name="ce80">
            <text:p>495.144</text:p>
          </table:table-cell>
          <table:table-cell office:value-type="float" office:value="182593" table:style-name="ce80">
            <text:p>182.593</text:p>
          </table:table-cell>
          <table:table-cell office:value-type="percentage" office:value="0.36876746966539026" table:style-name="ce81">
            <text:p>36,88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urcia<text:s text:c="2"/></text:p>
          </table:table-cell>
          <table:table-cell office:value-type="float" office:value="124444" table:style-name="ce80">
            <text:p>124.444</text:p>
          </table:table-cell>
          <table:table-cell office:value-type="float" office:value="49635" table:style-name="ce80">
            <text:p>49.635</text:p>
          </table:table-cell>
          <table:table-cell office:value-type="percentage" office:value="0.39885410305036806" table:style-name="ce81">
            <text:p>39,89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Navarra<text:s/></text:p>
          </table:table-cell>
          <table:table-cell office:value-type="float" office:value="50103" table:style-name="ce80">
            <text:p>50.103</text:p>
          </table:table-cell>
          <table:table-cell office:value-type="float" office:value="22052" table:style-name="ce80">
            <text:p>22.052</text:p>
          </table:table-cell>
          <table:table-cell office:value-type="percentage" office:value="0.44013332534977945" table:style-name="ce81">
            <text:p>44,01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9328" table:style-name="ce80">
            <text:p>149.328</text:p>
          </table:table-cell>
          <table:table-cell office:value-type="float" office:value="67761" table:style-name="ce80">
            <text:p>67.761</text:p>
          </table:table-cell>
          <table:table-cell office:value-type="percentage" office:value="0.45377290260366443" table:style-name="ce81">
            <text:p>45,38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8455" table:style-name="ce80">
            <text:p>8.455</text:p>
          </table:table-cell>
          <table:table-cell office:value-type="float" office:value="2443" table:style-name="ce80">
            <text:p>2.443</text:p>
          </table:table-cell>
          <table:table-cell office:value-type="percentage" office:value="0.28894145476049676" table:style-name="ce81">
            <text:p>28,89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07" table:style-name="ce80">
            <text:p>9.707</text:p>
          </table:table-cell>
          <table:table-cell office:value-type="float" office:value="2668" table:style-name="ce80">
            <text:p>2.668</text:p>
          </table:table-cell>
          <table:table-cell office:value-type="percentage" office:value="0.27485319872257136" table:style-name="ce81">
            <text:p>27,49%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Fuerzas Armadas*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1-12T00:00:00" table:style-name="ce82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2-01-12T00:00:00" table:style-name="ce86">
            <text:p>1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3349276" table:style-name="ce88">
            <text:p>3.349.276</text:p>
          </table:table-cell>
          <table:table-cell office:value-type="float" office:value="1284395" table:style-name="ce88">
            <text:p>1.284.395</text:p>
          </table:table-cell>
          <table:table-cell office:value-type="percentage" office:value="0.38348437095061738" table:style-name="ce89">
            <text:p>38,35%</text:p>
          </table:table-cell>
          <table:table-cell table:style-name="ce90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3T15:44:58Z</dc:date>
  </office:meta>
</office:document-meta>
</file>